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780000003C62D2035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ans" svg:font-family="'Liberation Sans'"/>
    <style:font-face style:name="Liberation Serif1" svg:font-family="'Liberation Serif'"/>
    <style:font-face style:name="Times New Roman" svg:font-family="'Times New Roman'"/>
    <style:font-face style:name="sans-serif" svg:font-family="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">
      <style:text-properties fo:color="#ff0000" fo:font-weight="bold"/>
    </style:style>
    <style:style style:name="P2" style:family="paragraph" style:parent-style-name="Normal">
      <style:text-properties fo:color="#ff0066"/>
    </style:style>
    <style:style style:name="P3" style:family="paragraph" style:parent-style-name="Normal">
      <style:text-properties fo:color="#009933"/>
    </style:style>
    <style:style style:name="P4" style:family="paragraph" style:parent-style-name="Normal">
      <style:paragraph-properties fo:text-align="start" style:justify-single-word="false" style:writing-mode="lr-tb"/>
    </style:style>
    <style:style style:name="P5" style:family="paragraph" style:parent-style-name="Normal">
      <style:paragraph-properties fo:text-align="start" style:justify-single-word="false" style:writing-mode="lr-tb"/>
      <style:text-properties officeooo:paragraph-rsid="006f9603"/>
    </style:style>
    <style:style style:name="P6" style:family="paragraph" style:parent-style-name="Normal">
      <style:paragraph-properties fo:text-align="start" style:justify-single-word="false" style:writing-mode="lr-tb"/>
      <style:text-properties officeooo:rsid="001d4a07" officeooo:paragraph-rsid="001d4a07"/>
    </style:style>
    <style:style style:name="P7" style:family="paragraph" style:parent-style-name="Normal">
      <style:paragraph-properties fo:text-align="start" style:justify-single-word="false" style:writing-mode="lr-tb"/>
      <style:text-properties officeooo:rsid="001e6682" officeooo:paragraph-rsid="001e6682"/>
    </style:style>
    <style:style style:name="P8" style:family="paragraph" style:parent-style-name="Normal">
      <style:paragraph-properties fo:text-align="start" style:justify-single-word="false" style:writing-mode="lr-tb"/>
      <style:text-properties officeooo:rsid="00204e46" officeooo:paragraph-rsid="00204e46"/>
    </style:style>
    <style:style style:name="P9" style:family="paragraph" style:parent-style-name="Normal">
      <style:paragraph-properties fo:text-align="start" style:justify-single-word="false" style:writing-mode="lr-tb"/>
      <style:text-properties officeooo:rsid="00209365" officeooo:paragraph-rsid="00209365"/>
    </style:style>
    <style:style style:name="P10" style:family="paragraph" style:parent-style-name="Normal">
      <style:paragraph-properties fo:text-align="start" style:justify-single-word="false" style:writing-mode="lr-tb"/>
      <style:text-properties officeooo:rsid="00227024" officeooo:paragraph-rsid="00227024"/>
    </style:style>
    <style:style style:name="P11" style:family="paragraph" style:parent-style-name="Normal">
      <style:paragraph-properties fo:text-align="start" style:justify-single-word="false" style:writing-mode="lr-tb"/>
      <style:text-properties officeooo:rsid="00227024" officeooo:paragraph-rsid="002357d3"/>
    </style:style>
    <style:style style:name="P12" style:family="paragraph" style:parent-style-name="Normal">
      <style:paragraph-properties fo:text-align="start" style:justify-single-word="false" style:writing-mode="lr-tb"/>
      <style:text-properties officeooo:rsid="0027370a" officeooo:paragraph-rsid="0027370a"/>
    </style:style>
    <style:style style:name="P13" style:family="paragraph" style:parent-style-name="Normal">
      <style:paragraph-properties fo:text-align="start" style:justify-single-word="false" style:writing-mode="lr-tb"/>
      <style:text-properties officeooo:rsid="00274219" officeooo:paragraph-rsid="00274219"/>
    </style:style>
    <style:style style:name="P14" style:family="paragraph" style:parent-style-name="Normal">
      <style:paragraph-properties fo:text-align="start" style:justify-single-word="false" style:writing-mode="lr-tb"/>
      <style:text-properties fo:color="#9900ff" officeooo:rsid="00256d25" officeooo:paragraph-rsid="00256d25"/>
    </style:style>
    <style:style style:name="P15" style:family="paragraph" style:parent-style-name="Normal">
      <style:paragraph-properties fo:text-align="start" style:justify-single-word="false" style:writing-mode="lr-tb"/>
      <style:text-properties fo:color="#9900ff" officeooo:rsid="00256d25" officeooo:paragraph-rsid="0025b731"/>
    </style:style>
    <style:style style:name="P16" style:family="paragraph" style:parent-style-name="Normal">
      <style:paragraph-properties fo:text-align="start" style:justify-single-word="false" style:writing-mode="lr-tb"/>
      <style:text-properties fo:color="#9900ff" officeooo:rsid="0027370a" officeooo:paragraph-rsid="001ef4af"/>
    </style:style>
    <style:style style:name="P17" style:family="paragraph" style:parent-style-name="Normal">
      <style:paragraph-properties fo:text-align="start" style:justify-single-word="false" style:writing-mode="lr-tb"/>
      <style:text-properties fo:color="#9900ff" officeooo:rsid="0027370a" officeooo:paragraph-rsid="0027370a"/>
    </style:style>
    <style:style style:name="P18" style:family="paragraph" style:parent-style-name="Normal">
      <style:paragraph-properties fo:text-align="start" style:justify-single-word="false" style:writing-mode="lr-tb"/>
      <style:text-properties fo:color="#9900ff" officeooo:rsid="002a5094" officeooo:paragraph-rsid="002a5094"/>
    </style:style>
    <style:style style:name="P19" style:family="paragraph" style:parent-style-name="Normal">
      <style:paragraph-properties fo:text-align="start" style:justify-single-word="false" style:writing-mode="lr-tb"/>
      <style:text-properties fo:color="#9900ff" officeooo:rsid="002b126b" officeooo:paragraph-rsid="002b126b"/>
    </style:style>
    <style:style style:name="P20" style:family="paragraph" style:parent-style-name="Normal">
      <style:paragraph-properties fo:text-align="start" style:justify-single-word="false" style:writing-mode="lr-tb"/>
      <style:text-properties fo:color="#9900ff" officeooo:rsid="002c8fab" officeooo:paragraph-rsid="002c8fab"/>
    </style:style>
    <style:style style:name="P21" style:family="paragraph" style:parent-style-name="Normal">
      <style:paragraph-properties fo:text-align="start" style:justify-single-word="false" style:writing-mode="lr-tb"/>
      <style:text-properties fo:color="#9900ff" officeooo:rsid="0034a26b" officeooo:paragraph-rsid="0034a26b"/>
    </style:style>
    <style:style style:name="P22" style:family="paragraph" style:parent-style-name="Normal">
      <style:paragraph-properties fo:text-align="start" style:justify-single-word="false" style:writing-mode="lr-tb"/>
      <style:text-properties officeooo:rsid="002ce7ec" officeooo:paragraph-rsid="002ce7ec"/>
    </style:style>
    <style:style style:name="P23" style:family="paragraph" style:parent-style-name="Normal">
      <style:paragraph-properties fo:text-align="start" style:justify-single-word="false" style:writing-mode="lr-tb"/>
      <style:text-properties officeooo:rsid="002ce7ec" officeooo:paragraph-rsid="007e4f33"/>
    </style:style>
    <style:style style:name="P24" style:family="paragraph" style:parent-style-name="Normal">
      <style:paragraph-properties fo:text-align="start" style:justify-single-word="false" style:writing-mode="lr-tb"/>
      <style:text-properties officeooo:rsid="002ce7ec" officeooo:paragraph-rsid="0082930d"/>
    </style:style>
    <style:style style:name="P25" style:family="paragraph" style:parent-style-name="Normal">
      <style:paragraph-properties fo:text-align="start" style:justify-single-word="false" style:writing-mode="lr-tb"/>
      <style:text-properties officeooo:rsid="002ce7ec" officeooo:paragraph-rsid="00844d95"/>
    </style:style>
    <style:style style:name="P26" style:family="paragraph" style:parent-style-name="Normal">
      <style:paragraph-properties fo:text-align="start" style:justify-single-word="false" style:writing-mode="lr-tb"/>
      <style:text-properties officeooo:rsid="002d5dc2" officeooo:paragraph-rsid="002d5dc2"/>
    </style:style>
    <style:style style:name="P27" style:family="paragraph" style:parent-style-name="Normal">
      <style:paragraph-properties fo:text-align="start" style:justify-single-word="false" style:writing-mode="lr-tb"/>
      <style:text-properties officeooo:rsid="002ee584" officeooo:paragraph-rsid="002ee584"/>
    </style:style>
    <style:style style:name="P28" style:family="paragraph" style:parent-style-name="Normal">
      <style:paragraph-properties fo:text-align="start" style:justify-single-word="false" style:writing-mode="lr-tb"/>
      <style:text-properties officeooo:rsid="0033c3c4" officeooo:paragraph-rsid="0033c3c4"/>
    </style:style>
    <style:style style:name="P29" style:family="paragraph" style:parent-style-name="Normal">
      <style:paragraph-properties fo:text-align="start" style:justify-single-word="false" style:writing-mode="lr-tb"/>
      <style:text-properties officeooo:rsid="0033c3c4" officeooo:paragraph-rsid="006cba2f"/>
    </style:style>
    <style:style style:name="P30" style:family="paragraph" style:parent-style-name="Normal">
      <style:paragraph-properties fo:text-align="start" style:justify-single-word="false" style:writing-mode="lr-tb"/>
      <style:text-properties fo:color="#ff0066" officeooo:rsid="001d4a07" officeooo:paragraph-rsid="001d4a07"/>
    </style:style>
    <style:style style:name="P31" style:family="paragraph" style:parent-style-name="Normal">
      <style:paragraph-properties fo:text-align="start" style:justify-single-word="false" style:writing-mode="lr-tb"/>
      <style:text-properties fo:color="#ff0066"/>
    </style:style>
    <style:style style:name="P32" style:family="paragraph" style:parent-style-name="Normal">
      <style:paragraph-properties fo:text-align="start" style:justify-single-word="false" style:writing-mode="lr-tb"/>
      <style:text-properties fo:color="#ff0066" style:font-name="Liberation Serif1" fo:font-size="12pt" fo:language="en" fo:country="US" fo:font-weight="normal"/>
    </style:style>
    <style:style style:name="P33" style:family="paragraph" style:parent-style-name="Normal">
      <style:paragraph-properties fo:text-align="start" style:justify-single-word="false" style:writing-mode="lr-tb"/>
      <style:text-properties fo:color="#ff0066" officeooo:rsid="007ea51d" officeooo:paragraph-rsid="007ea51d"/>
    </style:style>
    <style:style style:name="P34" style:family="paragraph" style:parent-style-name="Normal">
      <style:paragraph-properties fo:text-align="start" style:justify-single-word="false" style:writing-mode="lr-tb"/>
      <style:text-properties fo:color="#009933" officeooo:rsid="001e6682" officeooo:paragraph-rsid="001e6682"/>
    </style:style>
    <style:style style:name="P35" style:family="paragraph" style:parent-style-name="Normal">
      <style:paragraph-properties fo:text-align="start" style:justify-single-word="false" style:writing-mode="lr-tb"/>
      <style:text-properties fo:color="#009933" officeooo:rsid="001ef4af" officeooo:paragraph-rsid="001ef4af"/>
    </style:style>
    <style:style style:name="P36" style:family="paragraph" style:parent-style-name="Normal">
      <style:paragraph-properties fo:text-align="start" style:justify-single-word="false" style:writing-mode="lr-tb"/>
      <style:text-properties fo:color="#009933" officeooo:rsid="001fc552" officeooo:paragraph-rsid="001fc552"/>
    </style:style>
    <style:style style:name="P37" style:family="paragraph" style:parent-style-name="Normal">
      <style:paragraph-properties fo:text-align="start" style:justify-single-word="false" style:writing-mode="lr-tb"/>
      <style:text-properties fo:color="#009933" officeooo:rsid="00204e46" officeooo:paragraph-rsid="00204e46"/>
    </style:style>
    <style:style style:name="P38" style:family="paragraph" style:parent-style-name="Normal">
      <style:paragraph-properties fo:text-align="start" style:justify-single-word="false" style:writing-mode="lr-tb"/>
      <style:text-properties officeooo:rsid="0036a5bb" officeooo:paragraph-rsid="0036a5bb"/>
    </style:style>
    <style:style style:name="P39" style:family="paragraph" style:parent-style-name="Normal">
      <style:paragraph-properties fo:text-align="start" style:justify-single-word="false" style:writing-mode="lr-tb"/>
      <style:text-properties officeooo:rsid="00377c28" officeooo:paragraph-rsid="00377c28"/>
    </style:style>
    <style:style style:name="P40" style:family="paragraph" style:parent-style-name="Normal">
      <style:paragraph-properties fo:text-align="start" style:justify-single-word="false" style:writing-mode="lr-tb"/>
      <style:text-properties officeooo:rsid="003b3a1a" officeooo:paragraph-rsid="003b3a1a"/>
    </style:style>
    <style:style style:name="P41" style:family="paragraph" style:parent-style-name="Normal">
      <style:paragraph-properties fo:text-align="start" style:justify-single-word="false" style:writing-mode="lr-tb"/>
      <style:text-properties officeooo:rsid="003d12b9" officeooo:paragraph-rsid="003d12b9"/>
    </style:style>
    <style:style style:name="P42" style:family="paragraph" style:parent-style-name="Normal">
      <style:paragraph-properties fo:text-align="start" style:justify-single-word="false" style:writing-mode="lr-tb"/>
      <style:text-properties officeooo:rsid="003d12b9" officeooo:paragraph-rsid="0041babf"/>
    </style:style>
    <style:style style:name="P43" style:family="paragraph" style:parent-style-name="Normal">
      <style:paragraph-properties fo:text-align="start" style:justify-single-word="false" style:writing-mode="lr-tb"/>
      <style:text-properties officeooo:rsid="003d12b9" officeooo:paragraph-rsid="0043af22"/>
    </style:style>
    <style:style style:name="P44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6a5bb" officeooo:paragraph-rsid="0036a5bb"/>
    </style:style>
    <style:style style:name="P45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2ce7ec" officeooo:paragraph-rsid="00658322"/>
    </style:style>
    <style:style style:name="P46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1ef56" officeooo:paragraph-rsid="00658322"/>
    </style:style>
    <style:style style:name="P47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40bba" officeooo:paragraph-rsid="00658322"/>
    </style:style>
    <style:style style:name="P48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658322" officeooo:paragraph-rsid="006abe76"/>
    </style:style>
    <style:style style:name="P49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88d708" officeooo:paragraph-rsid="0088d708"/>
    </style:style>
    <style:style style:name="P50" style:family="paragraph" style:parent-style-name="Normal">
      <style:paragraph-properties fo:text-align="start" style:justify-single-word="false" style:writing-mode="lr-tb"/>
      <style:text-properties officeooo:rsid="0041babf" officeooo:paragraph-rsid="004563a3"/>
    </style:style>
    <style:style style:name="P51" style:family="paragraph" style:parent-style-name="Normal">
      <style:paragraph-properties fo:text-align="start" style:justify-single-word="false" style:writing-mode="lr-tb"/>
      <style:text-properties officeooo:rsid="0041ff8d" officeooo:paragraph-rsid="0041ff8d"/>
    </style:style>
    <style:style style:name="P52" style:family="paragraph" style:parent-style-name="Normal">
      <style:paragraph-properties fo:text-align="start" style:justify-single-word="false" style:writing-mode="lr-tb"/>
      <style:text-properties officeooo:rsid="004a3c48" officeooo:paragraph-rsid="004a3c48"/>
    </style:style>
    <style:style style:name="P53" style:family="paragraph" style:parent-style-name="Normal">
      <style:paragraph-properties fo:text-align="start" style:justify-single-word="false" style:writing-mode="lr-tb"/>
      <style:text-properties officeooo:rsid="004a84be" officeooo:paragraph-rsid="004a84be"/>
    </style:style>
    <style:style style:name="P54" style:family="paragraph" style:parent-style-name="Normal">
      <style:paragraph-properties fo:text-align="start" style:justify-single-word="false" style:writing-mode="lr-tb"/>
      <style:text-properties officeooo:rsid="004b3ce9" officeooo:paragraph-rsid="004bb707"/>
    </style:style>
    <style:style style:name="P55" style:family="paragraph" style:parent-style-name="Normal">
      <style:paragraph-properties fo:text-align="start" style:justify-single-word="false" style:writing-mode="lr-tb"/>
      <style:text-properties fo:color="#009900" officeooo:rsid="002d5dc2" officeooo:paragraph-rsid="004bb707"/>
    </style:style>
    <style:style style:name="P56" style:family="paragraph" style:parent-style-name="Normal">
      <style:paragraph-properties fo:text-align="start" style:justify-single-word="false" style:writing-mode="lr-tb"/>
      <style:text-properties fo:color="#009900" officeooo:rsid="0047cdbe" officeooo:paragraph-rsid="004bb707"/>
    </style:style>
    <style:style style:name="P57" style:family="paragraph" style:parent-style-name="Normal">
      <style:paragraph-properties fo:text-align="start" style:justify-single-word="false" style:writing-mode="lr-tb"/>
      <style:text-properties officeooo:rsid="0048deab" officeooo:paragraph-rsid="0048deab"/>
    </style:style>
    <style:style style:name="P58" style:family="paragraph" style:parent-style-name="Normal">
      <style:paragraph-properties fo:text-align="start" style:justify-single-word="false" style:writing-mode="lr-tb"/>
      <style:text-properties officeooo:rsid="004e244d" officeooo:paragraph-rsid="004e244d"/>
    </style:style>
    <style:style style:name="P59" style:family="paragraph" style:parent-style-name="Normal">
      <style:paragraph-properties fo:text-align="start" style:justify-single-word="false" style:writing-mode="lr-tb"/>
      <style:text-properties officeooo:rsid="004f88d0" officeooo:paragraph-rsid="004f88d0"/>
    </style:style>
    <style:style style:name="P60" style:family="paragraph" style:parent-style-name="Normal">
      <style:paragraph-properties fo:text-align="start" style:justify-single-word="false" style:writing-mode="lr-tb"/>
      <style:text-properties fo:color="#000099" officeooo:rsid="0051a10e" officeooo:paragraph-rsid="0051a10e"/>
    </style:style>
    <style:style style:name="P61" style:family="paragraph" style:parent-style-name="Normal">
      <style:paragraph-properties fo:text-align="start" style:justify-single-word="false" style:writing-mode="lr-tb"/>
      <style:text-properties fo:color="#000099" officeooo:rsid="00529f14" officeooo:paragraph-rsid="00529f14"/>
    </style:style>
    <style:style style:name="P62" style:family="paragraph" style:parent-style-name="Normal">
      <style:paragraph-properties fo:text-align="start" style:justify-single-word="false" style:writing-mode="lr-tb"/>
      <style:text-properties officeooo:rsid="0052f9e4" officeooo:paragraph-rsid="0052f9e4"/>
    </style:style>
    <style:style style:name="P63" style:family="paragraph" style:parent-style-name="Normal">
      <style:paragraph-properties fo:text-align="start" style:justify-single-word="false" style:writing-mode="lr-tb"/>
      <style:text-properties officeooo:rsid="00542e90" officeooo:paragraph-rsid="00542e90"/>
    </style:style>
    <style:style style:name="P64" style:family="paragraph" style:parent-style-name="Normal">
      <style:paragraph-properties fo:text-align="start" style:justify-single-word="false" style:writing-mode="lr-tb"/>
      <style:text-properties officeooo:rsid="00542e90" officeooo:paragraph-rsid="00545c17"/>
    </style:style>
    <style:style style:name="P65" style:family="paragraph" style:parent-style-name="Normal">
      <style:paragraph-properties fo:text-align="start" style:justify-single-word="false" style:writing-mode="lr-tb"/>
      <style:text-properties officeooo:rsid="00545c17" officeooo:paragraph-rsid="00545c17"/>
    </style:style>
    <style:style style:name="P66" style:family="paragraph" style:parent-style-name="Normal">
      <style:paragraph-properties fo:text-align="start" style:justify-single-word="false" style:writing-mode="lr-tb"/>
      <style:text-properties fo:font-style="italic" officeooo:rsid="0057d52e" officeooo:paragraph-rsid="0057d52e" style:font-style-asian="italic" style:font-style-complex="italic"/>
    </style:style>
    <style:style style:name="P67" style:family="paragraph" style:parent-style-name="Normal">
      <style:paragraph-properties fo:text-align="start" style:justify-single-word="false" style:writing-mode="lr-tb"/>
      <style:text-properties fo:font-style="italic" officeooo:rsid="00689de1" officeooo:paragraph-rsid="00689de1" style:font-style-asian="italic" style:font-style-complex="italic"/>
    </style:style>
    <style:style style:name="P68" style:family="paragraph" style:parent-style-name="Normal">
      <style:paragraph-properties fo:text-align="start" style:justify-single-word="false" style:writing-mode="lr-tb"/>
      <style:text-properties officeooo:rsid="005b352f" officeooo:paragraph-rsid="005b352f"/>
    </style:style>
    <style:style style:name="P69" style:family="paragraph" style:parent-style-name="Normal">
      <style:paragraph-properties fo:text-align="start" style:justify-single-word="false" style:writing-mode="lr-tb"/>
      <style:text-properties officeooo:rsid="005cbd58" officeooo:paragraph-rsid="005cbd58"/>
    </style:style>
    <style:style style:name="P70" style:family="paragraph" style:parent-style-name="Normal">
      <style:paragraph-properties fo:text-align="start" style:justify-single-word="false" style:writing-mode="lr-tb"/>
      <style:text-properties officeooo:rsid="005cbd58" officeooo:paragraph-rsid="005d232a"/>
    </style:style>
    <style:style style:name="P71" style:family="paragraph" style:parent-style-name="Normal">
      <style:paragraph-properties fo:text-align="start" style:justify-single-word="false" style:writing-mode="lr-tb"/>
      <style:text-properties officeooo:rsid="005ddfa2" officeooo:paragraph-rsid="005ddfa2"/>
    </style:style>
    <style:style style:name="P72" style:family="paragraph" style:parent-style-name="Normal">
      <style:paragraph-properties fo:text-align="start" style:justify-single-word="false" style:writing-mode="lr-tb"/>
      <style:text-properties officeooo:rsid="005ddfa2" officeooo:paragraph-rsid="005e4585"/>
    </style:style>
    <style:style style:name="P73" style:family="paragraph" style:parent-style-name="Normal">
      <style:paragraph-properties fo:text-align="start" style:justify-single-word="false" style:writing-mode="lr-tb"/>
      <style:text-properties officeooo:rsid="005ddfa2" officeooo:paragraph-rsid="00619ce2"/>
    </style:style>
    <style:style style:name="P74" style:family="paragraph" style:parent-style-name="Normal">
      <style:paragraph-properties fo:text-align="start" style:justify-single-word="false" style:writing-mode="lr-tb"/>
      <style:text-properties officeooo:rsid="005e4585" officeooo:paragraph-rsid="005e4585"/>
    </style:style>
    <style:style style:name="P75" style:family="paragraph" style:parent-style-name="Normal">
      <style:paragraph-properties fo:text-align="start" style:justify-single-word="false" style:writing-mode="lr-tb"/>
      <style:text-properties officeooo:rsid="005fdef1" officeooo:paragraph-rsid="005fdef1"/>
    </style:style>
    <style:style style:name="P76" style:family="paragraph" style:parent-style-name="Normal">
      <style:paragraph-properties fo:text-align="start" style:justify-single-word="false" style:writing-mode="lr-tb"/>
      <style:text-properties officeooo:rsid="00643ed4" officeooo:paragraph-rsid="005b352f"/>
    </style:style>
    <style:style style:name="P77" style:family="paragraph" style:parent-style-name="Normal">
      <style:paragraph-properties fo:text-align="start" style:justify-single-word="false" style:writing-mode="lr-tb"/>
      <style:text-properties officeooo:rsid="00643ed4" officeooo:paragraph-rsid="00709eae"/>
    </style:style>
    <style:style style:name="P78" style:family="paragraph" style:parent-style-name="Normal">
      <style:paragraph-properties fo:text-align="start" style:justify-single-word="false" style:writing-mode="lr-tb"/>
      <style:text-properties fo:font-weight="bold" officeooo:rsid="002ce7ec" officeooo:paragraph-rsid="00844d95" style:font-weight-asian="bold" style:font-weight-complex="bold"/>
    </style:style>
    <style:style style:name="P79" style:family="paragraph" style:parent-style-name="Normal">
      <style:paragraph-properties fo:text-align="start" style:justify-single-word="false" style:writing-mode="lr-tb"/>
      <style:text-properties officeooo:rsid="00340bba" officeooo:paragraph-rsid="002ce7ec"/>
    </style:style>
    <style:style style:name="P80" style:family="paragraph" style:parent-style-name="Normal">
      <style:paragraph-properties fo:text-align="start" style:justify-single-word="false" style:writing-mode="lr-tb"/>
      <style:text-properties officeooo:rsid="00658322" officeooo:paragraph-rsid="00658322"/>
    </style:style>
    <style:style style:name="P81" style:family="paragraph" style:parent-style-name="Normal">
      <style:paragraph-properties fo:text-align="start" style:justify-single-word="false" style:writing-mode="lr-tb"/>
      <style:text-properties officeooo:rsid="00658322" officeooo:paragraph-rsid="006abe76"/>
    </style:style>
    <style:style style:name="P82" style:family="paragraph" style:parent-style-name="Normal">
      <style:paragraph-properties fo:text-align="start" style:justify-single-word="false" style:writing-mode="lr-tb"/>
      <style:text-properties officeooo:rsid="00689de1" officeooo:paragraph-rsid="00689de1"/>
    </style:style>
    <style:style style:name="P83" style:family="paragraph" style:parent-style-name="Normal">
      <style:paragraph-properties fo:text-align="start" style:justify-single-word="false" style:writing-mode="lr-tb"/>
      <style:text-properties fo:font-style="normal" officeooo:rsid="00689de1" officeooo:paragraph-rsid="00689de1" style:font-style-asian="normal" style:font-style-complex="normal"/>
    </style:style>
    <style:style style:name="P84" style:family="paragraph" style:parent-style-name="Normal">
      <style:paragraph-properties fo:text-align="start" style:justify-single-word="false" style:writing-mode="lr-tb"/>
      <style:text-properties fo:font-style="normal" officeooo:rsid="0073cc36" officeooo:paragraph-rsid="0073cc36" style:font-style-asian="normal" style:font-style-complex="normal"/>
    </style:style>
    <style:style style:name="P85" style:family="paragraph" style:parent-style-name="Normal">
      <style:paragraph-properties fo:text-align="start" style:justify-single-word="false" style:writing-mode="lr-tb"/>
      <style:text-properties fo:font-style="normal" style:text-underline-style="solid" style:text-underline-width="auto" style:text-underline-color="font-color" fo:font-weight="bold" officeooo:rsid="008e77a9" officeooo:paragraph-rsid="008e77a9" style:font-style-asian="normal" style:font-weight-asian="bold" style:font-style-complex="normal" style:font-weight-complex="bold"/>
    </style:style>
    <style:style style:name="P86" style:family="paragraph" style:parent-style-name="Normal">
      <style:paragraph-properties fo:text-align="start" style:justify-single-word="false" style:writing-mode="lr-tb"/>
      <style:text-properties officeooo:rsid="00759963" officeooo:paragraph-rsid="00759963"/>
    </style:style>
    <style:style style:name="P87" style:family="paragraph" style:parent-style-name="Normal">
      <style:paragraph-properties fo:text-align="start" style:justify-single-word="false" style:writing-mode="lr-tb"/>
      <style:text-properties officeooo:rsid="00759963" officeooo:paragraph-rsid="007b4979"/>
    </style:style>
    <style:style style:name="P88" style:family="paragraph" style:parent-style-name="Normal">
      <style:paragraph-properties fo:text-align="start" style:justify-single-word="false" style:writing-mode="lr-tb"/>
      <style:text-properties officeooo:rsid="00759963" officeooo:paragraph-rsid="007d9feb"/>
    </style:style>
    <style:style style:name="P89" style:family="paragraph" style:parent-style-name="Normal">
      <style:paragraph-properties fo:text-align="start" style:justify-single-word="false" style:writing-mode="lr-tb"/>
      <style:text-properties officeooo:rsid="007e4f33" officeooo:paragraph-rsid="007e4f33"/>
    </style:style>
    <style:style style:name="P90" style:family="paragraph" style:parent-style-name="Normal">
      <style:paragraph-properties fo:text-align="start" style:justify-single-word="false" style:writing-mode="lr-tb"/>
      <style:text-properties officeooo:rsid="007ea51d" officeooo:paragraph-rsid="007ea51d"/>
    </style:style>
    <style:style style:name="P91" style:family="paragraph" style:parent-style-name="Normal">
      <style:paragraph-properties fo:text-align="start" style:justify-single-word="false" style:writing-mode="lr-tb"/>
      <style:text-properties officeooo:rsid="00868ba8" officeooo:paragraph-rsid="00868ba8"/>
    </style:style>
    <style:style style:name="P92" style:family="paragraph" style:parent-style-name="Normal">
      <style:paragraph-properties fo:text-align="start" style:justify-single-word="false" style:writing-mode="lr-tb"/>
      <style:text-properties officeooo:rsid="0087a8f7" officeooo:paragraph-rsid="0087a8f7"/>
    </style:style>
    <style:style style:name="P93" style:family="paragraph" style:parent-style-name="Normal">
      <style:paragraph-properties fo:text-align="start" style:justify-single-word="false" style:writing-mode="lr-tb"/>
      <style:text-properties officeooo:rsid="0088d708" officeooo:paragraph-rsid="0088d708"/>
    </style:style>
    <style:style style:name="P94" style:family="paragraph" style:parent-style-name="Normal">
      <style:paragraph-properties fo:text-align="start" style:justify-single-word="false" style:writing-mode="lr-tb"/>
      <style:text-properties style:text-line-through-style="none" style:text-line-through-type="none" officeooo:rsid="006f9603" officeooo:paragraph-rsid="006f9603"/>
    </style:style>
    <style:style style:name="P95" style:family="paragraph" style:parent-style-name="Normal">
      <style:paragraph-properties fo:text-align="start" style:justify-single-word="false" style:writing-mode="lr-tb"/>
      <style:text-properties officeooo:rsid="008b499e" officeooo:paragraph-rsid="008b499e"/>
    </style:style>
    <style:style style:name="P96" style:family="paragraph" style:parent-style-name="Normal">
      <style:paragraph-properties fo:text-align="start" style:justify-single-word="false" style:writing-mode="lr-tb"/>
      <style:text-properties officeooo:rsid="008b499e" officeooo:paragraph-rsid="00abf095"/>
    </style:style>
    <style:style style:name="P97" style:family="paragraph" style:parent-style-name="Normal">
      <style:paragraph-properties fo:text-align="start" style:justify-single-word="false" style:writing-mode="lr-tb"/>
      <style:text-properties officeooo:rsid="008d04e2" officeooo:paragraph-rsid="008d04e2"/>
    </style:style>
    <style:style style:name="P98" style:family="paragraph" style:parent-style-name="Normal">
      <style:paragraph-properties fo:text-align="start" style:justify-single-word="false" style:writing-mode="lr-tb"/>
      <style:text-properties officeooo:rsid="008f493d" officeooo:paragraph-rsid="008f493d"/>
    </style:style>
    <style:style style:name="P99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officeooo:rsid="00967abc" officeooo:paragraph-rsid="00abf095"/>
    </style:style>
    <style:style style:name="P100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fo:font-weight="bold" officeooo:rsid="00967abc" officeooo:paragraph-rsid="00abf095" style:font-weight-asian="bold" style:font-weight-complex="bold"/>
    </style:style>
    <style:style style:name="P101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fo:font-weight="bold" officeooo:rsid="00a7135e" officeooo:paragraph-rsid="00abf095" style:font-weight-asian="bold" style:font-weight-complex="bold"/>
    </style:style>
    <style:style style:name="P102" style:family="paragraph" style:parent-style-name="Normal">
      <style:paragraph-properties fo:text-align="start" style:justify-single-word="false" style:writing-mode="lr-tb"/>
      <style:text-properties officeooo:rsid="00a7135e" officeooo:paragraph-rsid="008b499e"/>
    </style:style>
    <style:style style:name="P103" style:family="paragraph" style:parent-style-name="Text_20_body">
      <style:paragraph-properties fo:text-align="start" style:justify-single-word="false" style:writing-mode="lr-tb"/>
      <style:text-properties officeooo:rsid="0051a10e" officeooo:paragraph-rsid="0051a10e"/>
    </style:style>
    <style:style style:name="P104" style:family="paragraph" style:parent-style-name="Text_20_body">
      <style:paragraph-properties fo:text-align="start" style:justify-single-word="false" style:writing-mode="lr-tb"/>
      <style:text-properties officeooo:rsid="007ea51d" officeooo:paragraph-rsid="007ea51d"/>
    </style:style>
    <style:style style:name="P105" style:family="paragraph" style:parent-style-name="Normal">
      <style:paragraph-properties fo:break-before="page"/>
    </style:style>
    <style:style style:name="P106" style:family="paragraph" style:parent-style-name="Normal">
      <style:paragraph-properties fo:text-align="start" style:justify-single-word="false" fo:break-before="page" style:writing-mode="lr-tb"/>
      <style:text-properties fo:color="#ff0066"/>
    </style:style>
    <style:style style:name="P107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fo:padding="0.0201in" fo:border="none" fo:keep-with-next="auto" style:writing-mode="lr-tb">
        <style:background-image/>
      </style:paragraph-properties>
      <style:text-properties fo:color="#ff0066"/>
    </style:style>
    <style:style style:name="P10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8e77a9" officeooo:paragraph-rsid="008e77a9"/>
    </style:style>
    <style:style style:name="P10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8e77a9" officeooo:paragraph-rsid="00a98f0e"/>
    </style:style>
    <style:style style:name="P11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9d1f6e"/>
    </style:style>
    <style:style style:name="P11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31927" officeooo:paragraph-rsid="00931927"/>
    </style:style>
    <style:style style:name="P11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14bf2" officeooo:paragraph-rsid="00a14bf2"/>
    </style:style>
    <style:style style:name="P11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8e77a9"/>
    </style:style>
    <style:style style:name="P11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9d1f6e"/>
    </style:style>
    <style:style style:name="P11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9fbfea"/>
    </style:style>
    <style:style style:name="P11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a298bb"/>
    </style:style>
    <style:style style:name="P11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f493d" officeooo:paragraph-rsid="00a298bb"/>
    </style:style>
    <style:style style:name="P11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7caae" officeooo:paragraph-rsid="00a98f0e"/>
    </style:style>
    <style:style style:name="P119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31927" officeooo:paragraph-rsid="009d1f6e"/>
    </style:style>
    <style:style style:name="P120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31927" officeooo:paragraph-rsid="00abf095"/>
    </style:style>
    <style:style style:name="P121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67abc" officeooo:paragraph-rsid="00abf095"/>
    </style:style>
    <style:style style:name="P12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7135e" officeooo:paragraph-rsid="00abf095"/>
    </style:style>
    <style:style style:name="P123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8e77a9"/>
    </style:style>
    <style:style style:name="P124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f493d" officeooo:paragraph-rsid="00a298bb"/>
    </style:style>
    <style:style style:name="P125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6d32a" officeooo:paragraph-rsid="00abf095"/>
    </style:style>
    <style:style style:name="P126" style:family="paragraph" style:parent-style-name="Standard">
      <style:text-properties style:font-name="Liberation Serif" fo:font-size="12pt" style:font-size-asian="12pt" style:font-size-complex="12pt"/>
    </style:style>
    <style:style style:name="P127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Liberation Serif" fo:font-size="12pt" officeooo:rsid="00f755f5" officeooo:paragraph-rsid="01008ce6" style:font-size-asian="12pt" style:font-size-complex="12pt"/>
    </style:style>
    <style:style style:name="P128" style:family="paragraph" style:parent-style-name="Text_20_body" style:list-style-name="L1">
      <style:text-properties fo:color="#ff0066"/>
    </style:style>
    <style:style style:name="P129" style:family="paragraph" style:parent-style-name="Text_20_body" style:list-style-name="L1">
      <style:paragraph-properties fo:margin-top="0in" fo:margin-bottom="0in" style:contextual-spacing="false"/>
      <style:text-properties fo:color="#ff0066"/>
    </style:style>
    <style:style style:name="P13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98f0e" officeooo:paragraph-rsid="00abf095"/>
    </style:style>
    <style:style style:name="P13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31927" officeooo:paragraph-rsid="00931927"/>
    </style:style>
    <style:style style:name="P13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f3b4a" officeooo:paragraph-rsid="00af3b4a"/>
    </style:style>
    <style:style style:name="P13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f3b4a" officeooo:paragraph-rsid="00b110cb"/>
    </style:style>
    <style:style style:name="P13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110cb" officeooo:paragraph-rsid="00b110cb"/>
    </style:style>
    <style:style style:name="P13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110cb" officeooo:paragraph-rsid="00b6fdb1"/>
    </style:style>
    <style:style style:name="P13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2f489" officeooo:paragraph-rsid="00b2f489"/>
    </style:style>
    <style:style style:name="P13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0af3b4a"/>
    </style:style>
    <style:style style:name="P13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0d76e56"/>
    </style:style>
    <style:style style:name="P13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2c625"/>
    </style:style>
    <style:style style:name="P14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9417b"/>
    </style:style>
    <style:style style:name="P14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d2843"/>
    </style:style>
    <style:style style:name="P14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0bb7b09"/>
    </style:style>
    <style:style style:name="P14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0bf9725"/>
    </style:style>
    <style:style style:name="P14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0e6c10e"/>
    </style:style>
    <style:style style:name="P14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044642"/>
    </style:style>
    <style:style style:name="P14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11df56"/>
    </style:style>
    <style:style style:name="P14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13aeb7"/>
    </style:style>
    <style:style style:name="P14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25f57a"/>
    </style:style>
    <style:style style:name="P14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30772a"/>
    </style:style>
    <style:style style:name="P15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3398f2"/>
    </style:style>
    <style:style style:name="P15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a2e2d" officeooo:paragraph-rsid="00ba2e2d"/>
    </style:style>
    <style:style style:name="P15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ba2e2d"/>
    </style:style>
    <style:style style:name="P15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d15fb0"/>
    </style:style>
    <style:style style:name="P15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d5cd23"/>
    </style:style>
    <style:style style:name="P15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e3e7f7"/>
    </style:style>
    <style:style style:name="P15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1422ca"/>
    </style:style>
    <style:style style:name="P15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1d5f01"/>
    </style:style>
    <style:style style:name="P15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236f4"/>
    </style:style>
    <style:style style:name="P15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4cda8"/>
    </style:style>
    <style:style style:name="P16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e2185"/>
    </style:style>
    <style:style style:name="P16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deda3e"/>
    </style:style>
    <style:style style:name="P16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dfba8c"/>
    </style:style>
    <style:style style:name="P16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e04c6b"/>
    </style:style>
    <style:style style:name="P16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eba52a" officeooo:paragraph-rsid="00eba52a"/>
    </style:style>
    <style:style style:name="P16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ef7801" officeooo:paragraph-rsid="00ef7801"/>
    </style:style>
    <style:style style:name="P16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0f755f5"/>
    </style:style>
    <style:style style:name="P16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0feb654"/>
    </style:style>
    <style:style style:name="P16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08b37"/>
    </style:style>
    <style:style style:name="P16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08ce6"/>
    </style:style>
    <style:style style:name="P17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1052d"/>
    </style:style>
    <style:style style:name="P17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font-name="Liberation Serif" fo:font-size="12pt" officeooo:rsid="0101052d" officeooo:paragraph-rsid="0101052d" style:font-size-asian="12pt" style:font-size-complex="12pt"/>
    </style:style>
    <style:style style:name="P17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1052d" officeooo:paragraph-rsid="0101052d"/>
    </style:style>
    <style:style style:name="P17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b495e" officeooo:paragraph-rsid="010b495e"/>
    </style:style>
    <style:style style:name="P17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b495e" officeooo:paragraph-rsid="010b8b0f"/>
    </style:style>
    <style:style style:name="P17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64d83" officeooo:paragraph-rsid="01164d83"/>
    </style:style>
    <style:style style:name="P17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97d9da" officeooo:paragraph-rsid="01180277"/>
    </style:style>
    <style:style style:name="P17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80277" officeooo:paragraph-rsid="01180277"/>
    </style:style>
    <style:style style:name="P17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d5f01" officeooo:paragraph-rsid="012236f4"/>
    </style:style>
    <style:style style:name="P17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24cdb6" officeooo:paragraph-rsid="0124cdb6"/>
    </style:style>
    <style:style style:name="P18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2aff33" officeooo:paragraph-rsid="012aff33"/>
    </style:style>
    <style:style style:name="P18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6439b" officeooo:paragraph-rsid="0136439b"/>
    </style:style>
    <style:style style:name="P18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d76e56"/>
    </style:style>
    <style:style style:name="P183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ca4fd7"/>
    </style:style>
    <style:style style:name="P184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d7ab7b"/>
    </style:style>
    <style:style style:name="P185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a2e2d" officeooo:paragraph-rsid="00ba2e2d"/>
    </style:style>
    <style:style style:name="P186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8e77a9" officeooo:paragraph-rsid="0102c625"/>
    </style:style>
    <style:style style:name="P187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0abf095" officeooo:paragraph-rsid="00babfa0"/>
    </style:style>
    <style:style style:name="P188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fe915" officeooo:paragraph-rsid="00ca4fd7"/>
    </style:style>
    <style:style style:name="P189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fe915" officeooo:paragraph-rsid="00d7ab7b"/>
    </style:style>
    <style:style style:name="P190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c1be5c" officeooo:paragraph-rsid="00ca4fd7"/>
    </style:style>
    <style:style style:name="P191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c28846" officeooo:paragraph-rsid="00c28846"/>
    </style:style>
    <style:style style:name="P19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e73b45" officeooo:paragraph-rsid="0102c625"/>
    </style:style>
    <style:style style:name="P193" style:family="paragraph" style:parent-style-name="Normal">
      <style:paragraph-properties fo:text-align="start" style:justify-single-word="false" style:writing-mode="lr-tb"/>
      <style:text-properties officeooo:rsid="00a7135e" officeooo:paragraph-rsid="008b499e"/>
    </style:style>
    <style:style style:name="T1" style:family="text">
      <style:text-properties fo:color="#ff0000" fo:font-weight="bold"/>
    </style:style>
    <style:style style:name="T2" style:family="text">
      <style:text-properties fo:color="#ff0000" fo:font-weight="bold" officeooo:rsid="003e3c3f" style:font-weight-asian="bold" style:font-weight-complex="bold"/>
    </style:style>
    <style:style style:name="T3" style:family="text">
      <style:text-properties fo:color="#ff0000" fo:font-weight="bold" officeooo:rsid="0041babf" style:font-weight-asian="bold" style:font-weight-complex="bold"/>
    </style:style>
    <style:style style:name="T4" style:family="text">
      <style:text-properties fo:color="#ff3333" fo:font-size="13pt" style:text-underline-style="solid" style:text-underline-width="auto" style:text-underline-color="font-color" fo:font-weight="bold"/>
    </style:style>
    <style:style style:name="T5" style:family="text">
      <style:text-properties fo:font-variant="normal" fo:text-transform="none" style:text-line-through-style="solid" style:text-line-through-type="double" style:font-name="Times New Roman" fo:font-size="12pt" fo:language="en" fo:country="US" style:text-underline-style="none" fo:font-weight="bold" text:display="true"/>
    </style:style>
    <style:style style:name="T6" style:family="text">
      <style:text-properties officeooo:rsid="001e6e29"/>
    </style:style>
    <style:style style:name="T7" style:family="text">
      <style:text-properties officeooo:rsid="002357d3"/>
    </style:style>
    <style:style style:name="T8" style:family="text">
      <style:text-properties officeooo:rsid="0024b88a"/>
    </style:style>
    <style:style style:name="T9" style:family="text">
      <style:text-properties officeooo:rsid="0025b731"/>
    </style:style>
    <style:style style:name="T10" style:family="text">
      <style:text-properties officeooo:rsid="0027370a"/>
    </style:style>
    <style:style style:name="T11" style:family="text">
      <style:text-properties officeooo:rsid="0029193f"/>
    </style:style>
    <style:style style:name="T12" style:family="text">
      <style:text-properties style:text-line-through-style="solid" style:text-line-through-type="single"/>
    </style:style>
    <style:style style:name="T13" style:family="text">
      <style:text-properties style:text-line-through-style="solid" style:text-line-through-type="single" officeooo:rsid="00a68e52"/>
    </style:style>
    <style:style style:name="T14" style:family="text">
      <style:text-properties style:text-line-through-style="solid" style:text-line-through-type="single" officeooo:rsid="0097d9da"/>
    </style:style>
    <style:style style:name="T15" style:family="text">
      <style:text-properties style:text-line-through-style="solid" style:text-line-through-type="single" officeooo:rsid="00d8e36c"/>
    </style:style>
    <style:style style:name="T16" style:family="text">
      <style:text-properties style:text-line-through-style="none" style:text-line-through-type="none"/>
    </style:style>
    <style:style style:name="T17" style:family="text">
      <style:text-properties style:text-line-through-style="none" style:text-line-through-type="none" officeooo:rsid="002d5dc2"/>
    </style:style>
    <style:style style:name="T18" style:family="text">
      <style:text-properties style:text-line-through-style="none" style:text-line-through-type="none" officeooo:rsid="002ff17a"/>
    </style:style>
    <style:style style:name="T19" style:family="text">
      <style:text-properties style:text-line-through-style="none" style:text-line-through-type="none" officeooo:rsid="006abe76"/>
    </style:style>
    <style:style style:name="T20" style:family="text">
      <style:text-properties style:text-line-through-style="none" style:text-line-through-type="none" officeooo:rsid="006f9603"/>
    </style:style>
    <style:style style:name="T21" style:family="text">
      <style:text-properties style:text-line-through-style="none" style:text-line-through-type="none" officeooo:rsid="00bfc460"/>
    </style:style>
    <style:style style:name="T22" style:family="text">
      <style:text-properties officeooo:rsid="0030d93c"/>
    </style:style>
    <style:style style:name="T23" style:family="text">
      <style:text-properties officeooo:rsid="0031ef56"/>
    </style:style>
    <style:style style:name="T24" style:family="text">
      <style:text-properties officeooo:rsid="0036eda6"/>
    </style:style>
    <style:style style:name="T25" style:family="text">
      <style:text-properties officeooo:rsid="00394182"/>
    </style:style>
    <style:style style:name="T26" style:family="text">
      <style:text-properties officeooo:rsid="003e3c3f"/>
    </style:style>
    <style:style style:name="T27" style:family="text">
      <style:text-properties officeooo:rsid="00466576"/>
    </style:style>
    <style:style style:name="T28" style:family="text">
      <style:text-properties officeooo:rsid="0047cdbe"/>
    </style:style>
    <style:style style:name="T29" style:family="text">
      <style:text-properties officeooo:rsid="00495a32"/>
    </style:style>
    <style:style style:name="T30" style:family="text">
      <style:text-properties officeooo:rsid="005061c3"/>
    </style:style>
    <style:style style:name="T31" style:family="text">
      <style:text-properties fo:color="#000099"/>
    </style:style>
    <style:style style:name="T32" style:family="text">
      <style:text-properties fo:color="#000099" style:text-position="-33% 80%"/>
    </style:style>
    <style:style style:name="T33" style:family="text">
      <style:text-properties fo:color="#000099" style:text-position="33% 80%"/>
    </style:style>
    <style:style style:name="T34" style:family="text">
      <style:text-properties officeooo:rsid="00545c17"/>
    </style:style>
    <style:style style:name="T35" style:family="text">
      <style:text-properties officeooo:rsid="00564270"/>
    </style:style>
    <style:style style:name="T36" style:family="text">
      <style:text-properties officeooo:rsid="005c2f0d"/>
    </style:style>
    <style:style style:name="T37" style:family="text">
      <style:text-properties officeooo:rsid="005d232a"/>
    </style:style>
    <style:style style:name="T38" style:family="text">
      <style:text-properties officeooo:rsid="00619ce2"/>
    </style:style>
    <style:style style:name="T39" style:family="text">
      <style:text-properties officeooo:rsid="00658322"/>
    </style:style>
    <style:style style:name="T40" style:family="text">
      <style:text-properties officeooo:rsid="0066a87b"/>
    </style:style>
    <style:style style:name="T41" style:family="text">
      <style:text-properties officeooo:rsid="00689de1"/>
    </style:style>
    <style:style style:name="T42" style:family="text">
      <style:text-properties officeooo:rsid="0068f7bd"/>
    </style:style>
    <style:style style:name="T43" style:family="text">
      <style:text-properties officeooo:rsid="006abe76"/>
    </style:style>
    <style:style style:name="T44" style:family="text">
      <style:text-properties fo:font-style="normal" officeooo:rsid="006afca0" style:font-style-asian="normal" style:font-style-complex="normal"/>
    </style:style>
    <style:style style:name="T45" style:family="text">
      <style:text-properties officeooo:rsid="006e5983"/>
    </style:style>
    <style:style style:name="T46" style:family="text">
      <style:text-properties officeooo:rsid="006f9603"/>
    </style:style>
    <style:style style:name="T47" style:family="text">
      <style:text-properties officeooo:rsid="00709eae"/>
    </style:style>
    <style:style style:name="T48" style:family="text">
      <style:text-properties officeooo:rsid="0079aebb"/>
    </style:style>
    <style:style style:name="T49" style:family="text">
      <style:text-properties officeooo:rsid="007b4979"/>
    </style:style>
    <style:style style:name="T50" style:family="text">
      <style:text-properties officeooo:rsid="007cab95"/>
    </style:style>
    <style:style style:name="T51" style:family="text">
      <style:text-properties officeooo:rsid="007e4f33"/>
    </style:style>
    <style:style style:name="T52" style:family="text">
      <style:text-properties style:text-position="super 58%"/>
    </style:style>
    <style:style style:name="T53" style:family="text">
      <style:text-properties style:text-position="super 58%" officeooo:rsid="007e4f33"/>
    </style:style>
    <style:style style:name="T54" style:family="text">
      <style:text-properties style:text-position="super 58%" officeooo:rsid="00858e8d"/>
    </style:style>
    <style:style style:name="T55" style:family="text">
      <style:text-properties officeooo:rsid="007f6227"/>
    </style:style>
    <style:style style:name="T56" style:family="text">
      <style:text-properties officeooo:rsid="0082930d"/>
    </style:style>
    <style:style style:name="T57" style:family="text">
      <style:text-properties officeooo:rsid="00844d95"/>
    </style:style>
    <style:style style:name="T58" style:family="text">
      <style:text-properties officeooo:rsid="00858e8d"/>
    </style:style>
    <style:style style:name="T59" style:family="text">
      <style:text-properties officeooo:rsid="008a6627"/>
    </style:style>
    <style:style style:name="T60" style:family="text">
      <style:text-properties officeooo:rsid="008cc1f5"/>
    </style:style>
    <style:style style:name="T61" style:family="text">
      <style:text-properties officeooo:rsid="008f493d"/>
    </style:style>
    <style:style style:name="T62" style:family="text">
      <style:text-properties officeooo:rsid="009125ed"/>
    </style:style>
    <style:style style:name="T63" style:family="text">
      <style:text-properties officeooo:rsid="00931927"/>
    </style:style>
    <style:style style:name="T64" style:family="text">
      <style:text-properties fo:font-style="italic"/>
    </style:style>
    <style:style style:name="T65" style:family="text">
      <style:text-properties fo:color="#ff0066"/>
    </style:style>
    <style:style style:name="T66" style:family="text">
      <style:text-properties officeooo:rsid="0095d545"/>
    </style:style>
    <style:style style:name="T67" style:family="text">
      <style:text-properties officeooo:rsid="009ce349"/>
    </style:style>
    <style:style style:name="T68" style:family="text">
      <style:text-properties officeooo:rsid="00a40c6f"/>
    </style:style>
    <style:style style:name="T69" style:family="text">
      <style:text-properties officeooo:rsid="00a7135e"/>
    </style:style>
    <style:style style:name="T70" style:family="text">
      <style:text-properties officeooo:rsid="00a98f0e"/>
    </style:style>
    <style:style style:name="T71" style:family="text">
      <style:text-properties officeooo:rsid="00abf095"/>
    </style:style>
    <style:style style:name="T72" style:family="text">
      <style:text-properties officeooo:rsid="00b110cb"/>
    </style:style>
    <style:style style:name="T73" style:family="text">
      <style:text-properties officeooo:rsid="00b2f489"/>
    </style:style>
    <style:style style:name="T74" style:family="text">
      <style:text-properties officeooo:rsid="00b6fdb1"/>
    </style:style>
    <style:style style:name="T75" style:family="text">
      <style:text-properties officeooo:rsid="00b77c80"/>
    </style:style>
    <style:style style:name="T76" style:family="text">
      <style:text-properties officeooo:rsid="00b90aa5"/>
    </style:style>
    <style:style style:name="T77" style:family="text">
      <style:text-properties officeooo:rsid="00babfa0"/>
    </style:style>
    <style:style style:name="T78" style:family="text">
      <style:text-properties officeooo:rsid="00bb7b09"/>
    </style:style>
    <style:style style:name="T79" style:family="text">
      <style:text-properties officeooo:rsid="00bba941"/>
    </style:style>
    <style:style style:name="T80" style:family="text">
      <style:text-properties officeooo:rsid="00bd2695"/>
    </style:style>
    <style:style style:name="T81" style:family="text">
      <style:text-properties officeooo:rsid="00bf9725"/>
    </style:style>
    <style:style style:name="T82" style:family="text">
      <style:text-properties officeooo:rsid="00c5ffba"/>
    </style:style>
    <style:style style:name="T83" style:family="text">
      <style:text-properties officeooo:rsid="00ca4fd7"/>
    </style:style>
    <style:style style:name="T84" style:family="text">
      <style:text-properties officeooo:rsid="00cc116f"/>
    </style:style>
    <style:style style:name="T85" style:family="text">
      <style:text-properties officeooo:rsid="00cc7a40"/>
    </style:style>
    <style:style style:name="T86" style:family="text">
      <style:text-properties officeooo:rsid="00ce4d4f"/>
    </style:style>
    <style:style style:name="T87" style:family="text">
      <style:text-properties officeooo:rsid="00d4c719"/>
    </style:style>
    <style:style style:name="T88" style:family="text">
      <style:text-properties officeooo:rsid="00d76e56"/>
    </style:style>
    <style:style style:name="T89" style:family="text">
      <style:text-properties officeooo:rsid="00d8e36c"/>
    </style:style>
    <style:style style:name="T90" style:family="text">
      <style:text-properties officeooo:rsid="00db6961"/>
    </style:style>
    <style:style style:name="T91" style:family="text">
      <style:text-properties officeooo:rsid="00dfba8c"/>
    </style:style>
    <style:style style:name="T92" style:family="text">
      <style:text-properties officeooo:rsid="00e04c6b"/>
    </style:style>
    <style:style style:name="T93" style:family="text">
      <style:text-properties officeooo:rsid="0097d9da"/>
    </style:style>
    <style:style style:name="T94" style:family="text">
      <style:text-properties officeooo:rsid="00e87088"/>
    </style:style>
    <style:style style:name="T95" style:family="text">
      <style:text-properties officeooo:rsid="00e98726"/>
    </style:style>
    <style:style style:name="T96" style:family="text">
      <style:text-properties officeooo:rsid="00ec32e2"/>
    </style:style>
    <style:style style:name="T97" style:family="text">
      <style:text-properties officeooo:rsid="00ee26c9"/>
    </style:style>
    <style:style style:name="T98" style:family="text">
      <style:text-properties officeooo:rsid="00ef7801"/>
    </style:style>
    <style:style style:name="T99" style:family="text">
      <style:text-properties officeooo:rsid="00f405f7"/>
    </style:style>
    <style:style style:name="T100" style:family="text">
      <style:text-properties officeooo:rsid="00f513e5"/>
    </style:style>
    <style:style style:name="T101" style:family="text">
      <style:text-properties officeooo:rsid="00f755f5"/>
    </style:style>
    <style:style style:name="T102" style:family="text">
      <style:text-properties officeooo:rsid="00f8a543"/>
    </style:style>
    <style:style style:name="T103" style:family="text">
      <style:text-properties officeooo:rsid="00fa736b"/>
    </style:style>
    <style:style style:name="T104" style:family="text">
      <style:text-properties officeooo:rsid="00fae1ec"/>
    </style:style>
    <style:style style:name="T105" style:family="text">
      <style:text-properties officeooo:rsid="00feb654"/>
    </style:style>
    <style:style style:name="T106" style:family="text">
      <style:text-properties officeooo:rsid="01008ce6"/>
    </style:style>
    <style:style style:name="T107" style:family="text">
      <style:text-properties officeooo:rsid="0101052d"/>
    </style:style>
    <style:style style:name="T108" style:family="text">
      <style:text-properties officeooo:rsid="01011f49"/>
    </style:style>
    <style:style style:name="T109" style:family="text">
      <style:text-properties fo:font-weight="bold" officeooo:rsid="01011f49" style:font-weight-asian="bold" style:font-weight-complex="bold"/>
    </style:style>
    <style:style style:name="T110" style:family="text">
      <style:text-properties fo:font-weight="bold" officeooo:rsid="010aa294" style:font-weight-asian="bold" style:font-weight-complex="bold"/>
    </style:style>
    <style:style style:name="T111" style:family="text">
      <style:text-properties officeooo:rsid="0102c625"/>
    </style:style>
    <style:style style:name="T112" style:family="text">
      <style:text-properties officeooo:rsid="01044642"/>
    </style:style>
    <style:style style:name="T113" style:family="text">
      <style:text-properties officeooo:rsid="010aa294"/>
    </style:style>
    <style:style style:name="T114" style:family="text">
      <style:text-properties officeooo:rsid="010b8b0f"/>
    </style:style>
    <style:style style:name="T115" style:family="text">
      <style:text-properties officeooo:rsid="0115fba3"/>
    </style:style>
    <style:style style:name="T116" style:family="text">
      <style:text-properties officeooo:rsid="01199f4f"/>
    </style:style>
    <style:style style:name="T117" style:family="text">
      <style:text-properties officeooo:rsid="0119c164"/>
    </style:style>
    <style:style style:name="T118" style:family="text">
      <style:text-properties officeooo:rsid="011d5f01"/>
    </style:style>
    <style:style style:name="T119" style:family="text">
      <style:text-properties officeooo:rsid="0125f57a"/>
    </style:style>
    <style:style style:name="T120" style:family="text">
      <style:text-properties officeooo:rsid="012d8ab8"/>
    </style:style>
    <style:style style:name="T121" style:family="text">
      <style:text-properties officeooo:rsid="01319b40"/>
    </style:style>
    <style:style style:name="T122" style:family="text">
      <style:text-properties officeooo:rsid="013398f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05">24.3.2015</text:p>
        <text:p text:style-name="Normal"/>
        <text:p text:style-name="Normal">- prvi zadatak je dobiti rezultate za chime - TODO </text:p>
        <text:p text:style-name="Normal"/>
        <text:p text:style-name="Normal">- za to treba pripremiti bazu na neki način: - TODO</text:p>
        <text:p text:style-name="Normal"/>
        <text:p text:style-name="P3"><text:tab/>- prvo napravit dvosmjerne funkcije za izračun MFCC koeficijenata - IPAK NE</text:p>
        <text:p text:style-name="P3"><text:tab/></text:p>
        <text:p text:style-name="P3"><text:tab/>- napravit I/O iz pythona u netCDF fajlove? - OPT</text:p>
        <text:p text:style-name="P3"><text:tab/>http://www.unidata.ucar.edu/software/netcdf/software.html#Python</text:p>
        <text:p text:style-name="P3"/>
        <text:p text:style-name="P3"><text:tab/>- najbolji se čini http://www.pyngl.ucar.edu/Nio.shtml</text:p>
        <text:p text:style-name="P3"><text:tab/>- ima i srodni library za prikaze http://www.pyngl.ucar.edu/Examples/gallery.shtml</text:p>
        <text:p text:style-name="P3"><text:tab/>- pogledat www.pyngl.ucar.edu/Tutorial/</text:p>
        <text:p text:style-name="P3"/>
        <text:p text:style-name="P3"><text:tab/>- alternativno glupo rješenje sa međufazom u tekstualnom fajlu: </text:p>
        <text:p text:style-name="P3"><text:tab/>https://www.unidata.ucar.edu/software/netcdf/docs/netcdf_working_with_netcdf_files.html</text:p>
        <text:p text:style-name="Normal"/>
        <text:p text:style-name="Normal">25.3.2015</text:p>
        <text:p text:style-name="Normal"/>
        <text:p text:style-name="Normal"><text:tab/>- MFCC -&gt; speech komplicirano, previše informacija se odbacuje da bi se lako rekonstruirao govor. OPT</text:p>
        <text:p text:style-name="Normal">http://citeseerx.ist.psu.edu/viewdoc/download?doi=10.1.1.63.8029&amp;rep=rep1&amp;type=pdf</text:p>
        <text:p text:style-name="Normal"/>
        <text:p text:style-name="Normal">vjerojatno je pametnije mapiranje </text:p>
        <text:p text:style-name="Normal">spektar -&gt; MFCC ili čak spektar -&gt; spektar, pa onda rekonstrukcija <text:span text:style-name="T1">TODO</text:span></text:p>
        <text:p text:style-name="P1"/>
        <text:p text:style-name="Normal">čitanje interesting/da/14wen6_dnn.pdf (Discriminatively Trained Recurrent Neural Networks for </text:p>
        <text:p text:style-name="Normal">Single-Channel Speech Separation) DONE </text:p>
        <text:p text:style-name="Normal"><text:span text:style-name="T4">Zaključak</text:span> za korištenje full-resolution spektra kao ulaz treba naći još podataka, za Chime test set je bolje uzeti MEL značajke zato jer stvar onda brže i bolje konvergira</text:p>
        <text:p text:style-name="Normal"/>
        <text:p text:style-name="Normal">Napraviti generiranje baze sa MFCC koeficijentima ? OPT</text:p>
        <text:p text:style-name="Normal">http://python-speech-features.readthedocs.org/en/latest/</text:p>
        <text:p text:style-name="Normal">https://github.com/jameslyons/python_speech_features</text:p>
        <text:p text:style-name="Normal"/>
        <text:p text:style-name="Normal">čitanje interesting/da/14wen1.pdf (Feature Enhancement by Deep LSTM Networks for ASR in </text:p>
        <text:p text:style-name="Normal">Reverberant Multisource Environments) TODO stao na strani 3</text:p>
        <text:p text:style-name="Normal"/>
        <text:p text:style-name="Normal">5.4.2015</text:p>
        <text:p text:style-name="Normal"/>
        <text:p text:style-name="P2">Zanimljivi linkovi vezani sa cuda-u</text:p>
        <text:p text:style-name="P2"/>
        <text:p text:style-name="P31">https://nvidia.qwiklab.com/</text:p>
        <text:p text:style-name="P31">http://devblogs.nvidia.com/parallelforall/understanding-natural-language-deep-neural-networks-using-torch/</text:p>
        <text:p text:style-name="P31">http://devblogs.nvidia.com/parallelforall/embedded-machine-learning-cudnn-deep-neural-network-library-jetson-tk1/</text:p>
        <text:p text:style-name="P2"/>
        <text:p text:style-name="P2">Torch i blstm :</text:p>
        <text:p text:style-name="P31">https://github.com/nicholas-leonard/rnn/issues/1 - jos ne podrzava BLSTM</text:p>
        <text:p text:style-name="P31">https://github.com/torch/torch7/wiki/Cheatsheet</text:p>
        <text:p text:style-name="P106"/>
        <text:p text:style-name="P31">Torch7 tutoriali </text:p>
        <text:p text:style-name="P31"/>
        <text:p text:style-name="P32">http://code.cogbits.com/wiki/doku.php</text:p>
        <text:p text:style-name="P31">https://github.com/nicholas-leonard/dp/blob/master/doc/index.md</text:p>
        <text:p text:style-name="P31"/>
        <text:p text:style-name="P107"><text:span text:style-name="T5">IN PROGRESS</text:span> - torch7 instalacija http://torch.ch/docs/getting-started.html#_ - <text:span text:style-name="T8">nepotrebno zasad</text:span></text:p>
        <text:p text:style-name="P31"/>
        <text:p text:style-name="P31">Theano and BLSTM</text:p>
        <text:p text:style-name="P31">https://github.com/benanne/Lasagne/issues/17</text:p>
        <text:p text:style-name="P4"/>
        <text:p text:style-name="P4">BLSTM gold!!</text:p>
        <text:p text:style-name="P4">http://www.cs.toronto.edu/~graves/preprint.pdf</text:p>
        <text:p text:style-name="P4"/>
        <text:p text:style-name="P31">smijesni indijac</text:p>
        <text:p text:style-name="P31">https://github.com/sudeepraja/BLSTM-for-supervised-sequence-recognition/tree/master/Code</text:p>
        <text:p text:style-name="P31">https://github.com/tmbdev/ocropy</text:p>
        <text:p text:style-name="P31"/>
        <text:p text:style-name="P31">pokusavam pronaci funkcionalnu implementaciju blstm-a</text:p>
        <text:p text:style-name="P31">http://www.reddit.com/r/MachineLearning/comments/2j7ytz/whats_the_best_library_out_there_for/</text:p>
        <text:p text:style-name="P31"/>
        <text:p text:style-name="P4">blize</text:p>
        <text:p text:style-name="P4">http://lstm.iupr.com/ - skinuti fajlovi u diplomski/interesting/novo/iupr</text:p>
        <text:p text:style-name="P4"/>
        <text:p text:style-name="P6">6.4.2015</text:p>
        <text:p text:style-name="P6"/>
        <text:p text:style-name="P30">- pročitao IUPR</text:p>
        <text:p text:style-name="P30">- krenuo čitat Gravesovu knjigu, stao na str. 5</text:p>
        <text:p text:style-name="P6"/>
        <text:p text:style-name="P6">Zaključak : čim prije reproducirat rezultate sa CURRENNT i poslat mentoru, nadam se da nema bugova</text:p>
        <text:p text:style-name="P6"/>
        <text:p text:style-name="P7">13.4.2015</text:p>
        <text:p text:style-name="P7"/>
        <text:p text:style-name="P7">- Krenuo radit skriptu za kreiranj<text:span text:style-name="T6">e</text:span> .nc fajlova</text:p>
        <text:p text:style-name="P7"/>
        <text:p text:style-name="P34">- <text:span text:style-name="T6">pocinjem ozbiljno sumnjati u smislenost koristenja PyNIO-a, potrebno je rucno kompajlirati paket sa nekim bijesnim dependency-jima</text:span></text:p>
        <text:p text:style-name="P35">Kontekst :</text:p>
        <text:p text:style-name="P36">http://www.pyngl.ucar.edu/Download/#InstallSoftware</text:p>
        <text:p text:style-name="P35">http://www.pyngl.ucar.edu/Download/build_pynio_from_src.shtml</text:p>
        <text:p text:style-name="P35">http://www.pyngl.ucar.edu/Download/build_pyngl_from_src.shtml</text:p>
        <text:p text:style-name="P35">www.pyngl.ucar.edu/Tutorial/</text:p>
        <text:p text:style-name="P35"/>
        <text:p text:style-name="P37">Alternativa python binding za ovo http://www.unidata.ucar.edu/software/thredds/v4.6/netcdf-java/reference/netcdf4Clibrary.html ? </text:p>
        <text:p text:style-name="P8"/>
        <text:p text:style-name="P9">Pronadjen https://github.com/Unidata/netcdf4-python</text:p>
        <text:p text:style-name="P9"/>
        <text:p text:style-name="P10">Rješenje :</text:p>
        <text:p text:style-name="P10"/>
        <text:p text:style-name="P11">pip install netcdf4 <text:span text:style-name="T7">(i pip3</text:span> install netcdf4<text:span text:style-name="T7">)</text:span></text:p>
        <text:p text:style-name="P11"><text:soft-page-break/></text:p>
        <text:p text:style-name="P14">Digresija - palo mi je na pamet da je možda moguće implementirati mrežu samo sa integerima <text:span text:style-name="T10">(INN) </text:span>i nađoh i rad o tome, sa linka http://cdn.intechopen.com/pdfs-wm/9274.pdf</text:p>
        <text:p text:style-name="P15">spremljen u <text:s/><text:span text:style-name="T9">/mnt/data/Fer/diplomski/interesting/novo/integer_nn_9274.pdf</text:span></text:p>
        <text:p text:style-name="P16"/>
        <text:p text:style-name="P17">Također, obavezno skinut na faksu : http://ieeexplore.ieee.org/xpl/login.jsp?tp=&amp;arnumber=876516&amp;url=http%3A%2F%2Fieeexplore.ieee.org%2Fxpls%2Fabs_all.jsp%3Farnumber%3D876516</text:p>
        <text:p text:style-name="P17"/>
        <text:p text:style-name="P18">Možda pogledat i ovo od ludog ruskog matematičara http://arxiv.org/pdf/1501.04237.pdf</text:p>
        <text:p text:style-name="P19">Spremljeno u /mnt/data/Fer/diplomski/interesting/novo/linear_system_roundoff_1501.04237.pdf</text:p>
        <text:p text:style-name="P19"/>
        <text:p text:style-name="P20">Ovo isto ima potencijala</text:p>
        <text:p text:style-name="P20">https://books.google.hr/books?id=j4IJIOLV2akC&amp;pg=PA24&amp;lpg=PA24&amp;dq=fixed-point+arithmetic+rnn&amp;source=bl&amp;ots=Qlqtbhqydq&amp;sig=1lp-Of_7XvJ-JY5uyj265sEClfQ&amp;hl=hr&amp;sa=X&amp;ei=vAssVZeII4SbsAGA0IC4DQ&amp;ved=0CC0Q6AEwAg</text:p>
        <text:p text:style-name="P20"/>
        <text:p text:style-name="P21">Kul tutoriali:</text:p>
        <text:p text:style-name="P21">http://karpathy.github.io/neuralnets/</text:p>
        <text:p text:style-name="P21">http://neuralnetworksanddeeplearning.com/chap1.html</text:p>
        <text:p text:style-name="P12"/>
        <text:p text:style-name="P12"/>
        <text:p text:style-name="P12"/>
        <text:p text:style-name="P13">Stadoh na ovome - <text:span text:style-name="T11">još uvijek treba napisat skriptu</text:span>:</text:p>
        <text:p text:style-name="P13"/>
        <text:p text:style-name="P13">http://nbviewer.ipython.org/github/Unidata/netcdf4-python/blob/master/examples/reading_netCDF.ipynb</text:p>
        <text:p text:style-name="P13"/>
        <text:p text:style-name="P13">http://nbviewer.ipython.org/github/Unidata/netcdf4-python/blob/master/examples/writing_netCDF.ipynb</text:p>
        <text:p text:style-name="P13"/>
        <text:p text:style-name="P13"/>
        <text:p text:style-name="P22">14.4.2015</text:p>
        <text:p text:style-name="P22"/>
        <text:p text:style-name="P22">Pisanje skripte, TODO:</text:p>
        <text:p text:style-name="P22"/>
        <text:p text:style-name="P22">1. <text:span text:style-name="T12">skuzit koje feature koristi <text:s/>- nepotrebno?</text:span><text:span text:style-name="T16"> <text:s text:c="2"/></text:span><text:span text:style-name="T17">MFCC - </text:span><text:span text:style-name="T18">39 komada 10ms inteval</text:span></text:p>
        <text:p text:style-name="P22"/>
        <text:p text:style-name="P26">2. izracunat MFCC za sirove podatke i visualizirat</text:p>
        <text:p text:style-name="P26"/>
        <text:p text:style-name="P27">http://spandh.dcs.shef.ac.uk/projects/chime/PCC/datasets.html</text:p>
        <text:p text:style-name="P27"/>
        <text:p text:style-name="P27">podaci su u /mnt/data/Fer/diplomski/CHiME</text:p>
        <text:p text:style-name="P27"/>
        <text:p text:style-name="P27">za test koristimo </text:p>
        <text:p text:style-name="P27">http://spandh.dcs.shef.ac.uk/projects/chime/PCC/data/PCCdata16kHz_devel_isolated.tar.gz</text:p>
        <text:p text:style-name="P27">i </text:p>
        <text:p text:style-name="P27">http://spandh.dcs.shef.ac.uk/projects/chime/PCC/data/PCCdata16kHz_devel_clean.tar.gz</text:p>
        <text:p text:style-name="P27"/>
        <text:p text:style-name="P29">trebam python_speech_features, skinut u <text:s/><text:span text:style-name="T45">(https://github.com/jameslyons/python_speech_features)</text:span></text:p>
        <text:p text:style-name="P28">/mnt/data/Fer/diplomski/nc_packer/sware/python_speech_features-master.zip</text:p>
        <text:p text:style-name="P26"/>
        <text:p text:style-name="P26"><text:soft-page-break/></text:p>
        <text:p text:style-name="P38">16.4.2015</text:p>
        <text:p text:style-name="P38"/>
        <text:p text:style-name="P44">- još uvijek zapeo na vi<text:span text:style-name="T24">z</text:span>ualiziranju MFCC-a</text:p>
        <text:p text:style-name="P44"/>
        <text:p text:style-name="P39">Primjer za 2D plot <text:span text:style-name="T25">sa matplotlib</text:span></text:p>
        <text:p text:style-name="P39">http://wiki.scipy.org/Cookbook/Histograms</text:p>
        <text:p text:style-name="P39"/>
        <text:p text:style-name="P40">colormapsi </text:p>
        <text:p text:style-name="P40">http://matplotlib.org/examples/color/colormaps_reference.html</text:p>
        <text:p text:style-name="P40"/>
        <text:p text:style-name="P41">matplotlib reference</text:p>
        <text:p text:style-name="P41">http://matplotlib.org/api/pyplot_summary.html</text:p>
        <text:p text:style-name="P41"/>
        <text:p text:style-name="P50">- dodat colorbar <text:s/>// <text:span text:style-name="T27">nc_packer commit 2ba4b97f002b0c7747aa381d184b01f8d924c2d5 </text:span></text:p>
        <text:p text:style-name="P51">http://stackoverflow.com/questions/13784201/matplotlib-2-subplots-1-colorbar</text:p>
        <text:p text:style-name="P57">http://stackoverflow.com/questions/7875688/how-can-i-create-a-standard-colorbar-for-a-series-of-plots-in-python</text:p>
        <text:p text:style-name="P57"/>
        <text:p text:style-name="P55">- <text:span text:style-name="T28">zanimljiva stvar o invertiranju mfcc-a</text:span></text:p>
        <text:p text:style-name="P56">http://labrosa.ee.columbia.edu/matlab/rastamat/</text:p>
        <text:p text:style-name="P56">http://labrosa.ee.columbia.edu/matlab/rastamat/mfccs.html</text:p>
        <text:p text:style-name="P56"/>
        <text:p text:style-name="P43"><text:span text:style-name="T2">TOD</text:span><text:span text:style-name="T3">O</text:span></text:p>
        <text:p text:style-name="P42">- <text:span text:style-name="T26">izvuc podatke iz baze i usporedit, da vidim jesam pogodio parametre za izracun mfcc-a</text:span></text:p>
        <text:p text:style-name="P26">- <text:span text:style-name="T29">problem &gt; podaci nekak normalizirani, izracuna stdev za cijeli test set, bljuf</text:span></text:p>
        <text:p text:style-name="P26"/>
        <text:p text:style-name="P54">17.4.2015</text:p>
        <text:p text:style-name="P26"/>
        <text:p text:style-name="P26"><draw:frame draw:style-name="fr1" draw:name="Image2" text:anchor-type="paragraph" svg:x="0.8154in" svg:y="0.0929in" svg:width="3.9165in" svg:height="0.6252in" draw:z-index="0"><draw:image xlink:href="Pictures/10000201000001780000003C62D20354.png" xlink:type="simple" xlink:show="embed" xlink:actuate="onLoad"/></draw:frame></text:p>
        <text:p text:style-name="P26"/>
        <text:p text:style-name="P26"/>
        <text:p text:style-name="P26"/>
        <text:p text:style-name="P52"/>
        <text:p text:style-name="P52">normalizira se tako da je xn = (x - mean) / stddev</text:p>
        <text:p text:style-name="P52"/>
        <text:p text:style-name="P53">Dakle denormaliziram tako da stavim x = (xn * stddev) + mean</text:p>
        <text:p text:style-name="P58"/>
        <text:p text:style-name="P58">daklem moram izračunat to za cijeli test set ili samo cijeli dev set i onda spremit vrijednosti za svaki mfcc bin</text:p>
        <text:p text:style-name="P58"/>
        <text:p text:style-name="P59">24.4.2015</text:p>
        <text:p text:style-name="P59"/>
        <text:p text:style-name="P59">slijedi reali<text:span text:style-name="T30">zacija prethodno navedenih velikih planova</text:span></text:p>
        <text:p text:style-name="P59"/>
        <text:p text:style-name="P60">Welford running variance http://www.johndcook.com/blog/standard_deviation/</text:p>
        <text:p text:style-name="P60"/>
        <text:p text:style-name="P103"><text:span text:style-name="T31">Initialize </text:span><text:span text:style-name="Emphasis"><text:span text:style-name="T31">M</text:span></text:span><text:span text:style-name="T32">1</text:span><text:span text:style-name="T31"> = </text:span><text:span text:style-name="Emphasis"><text:span text:style-name="T31">x</text:span></text:span><text:span text:style-name="T32">1</text:span><text:span text:style-name="T31"> and </text:span><text:span text:style-name="Emphasis"><text:span text:style-name="T31">S</text:span></text:span><text:span text:style-name="T32">1</text:span><text:span text:style-name="T31"> = 0.</text:span></text:p>
        <text:p text:style-name="Text_20_body"><text:span text:style-name="T31">For subsequent </text:span><text:span text:style-name="Emphasis"><text:span text:style-name="T31">x</text:span></text:span><text:span text:style-name="T31">‘s, use the recurrence formulas</text:span></text:p>
        <text:p text:style-name="Text_20_body"><text:span text:style-name="Emphasis"><text:span text:style-name="T31">M</text:span></text:span><text:span text:style-name="Emphasis"><text:span text:style-name="T32">k</text:span></text:span><text:span text:style-name="T31"> = </text:span><text:span text:style-name="Emphasis"><text:span text:style-name="T31">M</text:span></text:span><text:span text:style-name="Emphasis"><text:span text:style-name="T32">k</text:span></text:span><text:span text:style-name="T32">-1</text:span><text:span text:style-name="T31">+ (</text:span><text:span text:style-name="Emphasis"><text:span text:style-name="T31">x</text:span></text:span><text:span text:style-name="Emphasis"><text:span text:style-name="T32">k</text:span></text:span><text:span text:style-name="T31"> – </text:span><text:span text:style-name="Emphasis"><text:span text:style-name="T31">M</text:span></text:span><text:span text:style-name="Emphasis"><text:span text:style-name="T32">k</text:span></text:span><text:span text:style-name="T32">-1</text:span><text:span text:style-name="T31">)/</text:span><text:span text:style-name="Emphasis"><text:span text:style-name="T31">k</text:span></text:span><text:span text:style-name="T31"><text:line-break/></text:span><text:soft-page-break/><text:span text:style-name="Emphasis"><text:span text:style-name="T31">S</text:span></text:span><text:span text:style-name="Emphasis"><text:span text:style-name="T32">k</text:span></text:span><text:span text:style-name="T31"> = </text:span><text:span text:style-name="Emphasis"><text:span text:style-name="T31">S</text:span></text:span><text:span text:style-name="Emphasis"><text:span text:style-name="T32">k</text:span></text:span><text:span text:style-name="T32">-1</text:span><text:span text:style-name="T31"> + (</text:span><text:span text:style-name="Emphasis"><text:span text:style-name="T31">x</text:span></text:span><text:span text:style-name="Emphasis"><text:span text:style-name="T32">k</text:span></text:span><text:span text:style-name="T31"> – </text:span><text:span text:style-name="Emphasis"><text:span text:style-name="T31">M</text:span></text:span><text:span text:style-name="Emphasis"><text:span text:style-name="T32">k</text:span></text:span><text:span text:style-name="T32">-1</text:span><text:span text:style-name="T31">)*(</text:span><text:span text:style-name="Emphasis"><text:span text:style-name="T31">x</text:span></text:span><text:span text:style-name="Emphasis"><text:span text:style-name="T32">k</text:span></text:span><text:span text:style-name="T31"> – </text:span><text:span text:style-name="Emphasis"><text:span text:style-name="T31">M</text:span></text:span><text:span text:style-name="Emphasis"><text:span text:style-name="T32">k</text:span></text:span><text:span text:style-name="T31">).</text:span></text:p>
        <text:p text:style-name="Text_20_body"><text:span text:style-name="T31">For 2 ≤ </text:span><text:span text:style-name="Emphasis"><text:span text:style-name="T31">k</text:span></text:span><text:span text:style-name="T31"> ≤ </text:span><text:span text:style-name="Emphasis"><text:span text:style-name="T31">n</text:span></text:span><text:span text:style-name="T31">, the </text:span><text:span text:style-name="Emphasis"><text:span text:style-name="T31">k</text:span></text:span><text:span text:style-name="T33">th</text:span><text:span text:style-name="T31"> estimate of the variance is </text:span><text:span text:style-name="Emphasis"><text:span text:style-name="T31">s</text:span></text:span><text:span text:style-name="T33">2</text:span><text:span text:style-name="T31"> = </text:span><text:span text:style-name="Emphasis"><text:span text:style-name="T31">S</text:span></text:span><text:span text:style-name="Emphasis"><text:span text:style-name="T32">k</text:span></text:span><text:span text:style-name="T31">/(</text:span><text:span text:style-name="Emphasis"><text:span text:style-name="T31">k</text:span></text:span><text:span text:style-name="T31"> – 1).</text:span></text:p>
        <text:p text:style-name="P60"/>
        <text:p text:style-name="P61"><text:s/>http://en.wikipedia.org/wiki/Algorithms_for_calculating_variance#Online_algorithm</text:p>
        <text:p text:style-name="P61">def online_variance(data):</text:p>
        <text:p text:style-name="P61"><text:s text:c="4"/>n = 0</text:p>
        <text:p text:style-name="P61"><text:s text:c="4"/>mean = 0.0</text:p>
        <text:p text:style-name="P61"><text:s text:c="4"/>M2 = 0</text:p>
        <text:p text:style-name="P61"><text:s/></text:p>
        <text:p text:style-name="P61"><text:s text:c="4"/>for x in data:</text:p>
        <text:p text:style-name="P61"><text:s text:c="8"/>n = n + 1</text:p>
        <text:p text:style-name="P61"><text:s text:c="8"/>delta = x - mean</text:p>
        <text:p text:style-name="P61"><text:s text:c="8"/>mean = mean + delta/n</text:p>
        <text:p text:style-name="P61"><text:s text:c="8"/>M2 = M2 + delta*(x - mean)</text:p>
        <text:p text:style-name="P61"><text:s/></text:p>
        <text:p text:style-name="P61"><text:s text:c="4"/>if n &lt; 2:</text:p>
        <text:p text:style-name="P61"><text:s text:c="8"/>#eturn 0</text:p>
        <text:p text:style-name="P61"><text:s/></text:p>
        <text:p text:style-name="P61"><text:s text:c="4"/>variance = M2/(n - 1)</text:p>
        <text:p text:style-name="P61"><text:s text:c="4"/>return variance</text:p>
        <text:p text:style-name="P26"/>
        <text:p text:style-name="P62">Slijedi fine-tuneanje MFCC parametara, da se dobije isto po mogucnosti</text:p>
        <text:p text:style-name="P62">http://practicalcryptography.com/miscellaneous/machine-learning/guide-mel-frequency-cepstral-coefficients-mfccs/</text:p>
        <text:p text:style-name="P63"/>
        <text:p text:style-name="P63">/<text:span text:style-name="T34">interesting/da/14wen1.pdf - o tome na cemu su trenirali mrezu, tj. mfcc-u i normalizaciji (CMN)</text:span></text:p>
        <text:p text:style-name="P65"/>
        <text:p text:style-name="P64">http://dsp.stackexchange.com/questions/19564/cepstral-mean-normalizatio<text:span text:style-name="T34">n</text:span></text:p>
        <text:p text:style-name="P64"/>
        <text:p text:style-name="P64">- <text:span text:style-name="T35">probat iskoristit feature iz HTK ?</text:span></text:p>
        <text:p text:style-name="P66">For transparency, </text:p>
        <text:p text:style-name="P66">feature extraction is done using HTK, using the MFCC E D A Z, FBANK E D and FBANK E D Z </text:p>
        <text:p text:style-name="P66">types of features with the default parameters (Young et al., 2006)</text:p>
        <text:p text:style-name="P22"/>
        <text:p text:style-name="P68">10.5.2015 - <text:span text:style-name="T36">polako ali sigurno</text:span></text:p>
        <text:p text:style-name="P68"/>
        <text:p text:style-name="P69">11.5.2015</text:p>
        <text:p text:style-name="P69"/>
        <text:p text:style-name="P69">- pokušaj pronalaženja feature u HTK-ovom kodu</text:p>
        <text:p text:style-name="P70">- <text:span text:style-name="T37">Proučavam /mnt/data/Fer/diplomski/htk/htkbook.pdf, od str. 79</text:span></text:p>
        <text:p text:style-name="P70"/>
        <text:p text:style-name="P71">13.5.2015</text:p>
        <text:p text:style-name="P71"/>
        <text:p text:style-name="P73">- <text:span text:style-name="T38">nađen alat za indeksiranje c/c++ fajlova (i instaliran) https://github.com/ruben2020/codequery</text:span></text:p>
        <text:p text:style-name="P71"/>
        <text:p text:style-name="P71">- <text:span text:style-name="T39">odustajem od HTK-a i vlastitog python intefacea za pakiranje stvari</text:span></text:p>
        <text:p text:style-name="P71"/>
        <text:p text:style-name="P45">3. zapakirat podatke <text:span text:style-name="T22">za svakog speakera i svaki SNR</text:span></text:p>
        <text:p text:style-name="P45"/>
        <text:p text:style-name="P46"><text:soft-page-break/>4. standardizirat podatke</text:p>
        <text:p text:style-name="P47">currennt/tools/README nc-standardize</text:p>
        <text:p text:style-name="P47"/>
        <text:p text:style-name="P45"><text:span text:style-name="T23">5</text:span>. istrenirat mrezu</text:p>
        <text:p text:style-name="P71"/>
        <text:p text:style-name="P71">Super otkriće !!!!</text:p>
        <text:p text:style-name="P72">http://www.audeering.com/research/opensmile</text:p>
        <text:p text:style-name="P71"/>
        <text:p text:style-name="P74">download</text:p>
        <text:p text:style-name="P74">http://www.audeering.com/research-and-open-source/files/openSMILE-2.1.0.tar.gz</text:p>
        <text:p text:style-name="P75">book </text:p>
        <text:p text:style-name="P75">http://www.audeering.com/research-and-open-source/files/openSMILE-book-latest.pdf</text:p>
        <text:p text:style-name="P74">tutorial</text:p>
        <text:p text:style-name="P74">http://records.sigmm.ndlab.net/2015/01/opensmile-the-munich-open-source-large-scale-multimedia-feature-extractor-a-tutorial-for-version-2-1/</text:p>
        <text:p text:style-name="P76"/>
        <text:p text:style-name="P79"/>
        <text:p text:style-name="P80">1. <text:span text:style-name="T42">kompajlirat i </text:span>instalirat OPENSMILE</text:p>
        <text:p text:style-name="P81">- <text:span text:style-name="T43">prvo nać portaudio za live recording support</text:span></text:p>
        <text:p text:style-name="P48">- <text:span text:style-name="T43">http://packages.ubuntu.com/source/trusty/portaudio</text:span><text:span text:style-name="T19"> - neće se buildat sa ovim</text:span></text:p>
        <text:p text:style-name="P5"><text:span text:style-name="T20">- uzeh latest stable </text:span><text:a xlink:type="simple" xlink:href="http://www.portaudio.com/archives/pa_stable_v19_20140130.tgz"><text:span text:style-name="Strong_20_Emphasis">pa_stable_v19_20140130.tgz</text:span></text:a><text:span text:style-name="Strong_20_Emphasis"> , January 30, 2014, SVN rev 1919</text:span><text:span text:style-name="Strong_20_Emphasis"><text:span text:style-name="T46">s</text:span></text:span></text:p>
        <text:p text:style-name="P94">http://www.portaudio.com/download.html</text:p>
        <text:p text:style-name="P80"/>
        <text:p text:style-name="P77">TODO: <text:s/><text:span text:style-name="T47">stadoh na stranici 23 u opensmile knjizi (13.5.2015 16:46)</text:span></text:p>
        <text:p text:style-name="P80"/>
        <text:p text:style-name="P80">2. izgenerirat model za CURRENNT iz Chimea - <text:span text:style-name="T41">normaliziran stddev i mean,</text:span></text:p>
        <text:p text:style-name="P82">koristeći </text:p>
        <text:p text:style-name="P82"/>
        <text:p text:style-name="P67">For transparency, </text:p>
        <text:p text:style-name="P67">feature extraction is done using HTK, using the MFCC E D A Z, FBANK E D and FBANK E D Z </text:p>
        <text:p text:style-name="P67">types of features with the default parameters (Young et al., 2006) <text:span text:style-name="T44">(iz 14wen1.pdf)</text:span></text:p>
        <text:p text:style-name="P67"/>
        <text:p text:style-name="P83">- ima već gotova konfiguracija </text:p>
        <text:p text:style-name="P83">/mnt/data/Fer/diplomski/opensmile/openSMILE-2.1.0/config/MFCC12_E_D_A_Z.conf</text:p>
        <text:p text:style-name="P83"/>
        <text:p text:style-name="P84">14.5.2015</text:p>
        <text:p text:style-name="P84"/>
        <text:p text:style-name="P84">- idemo po knjizi i pokušavamo skužit kako izgenerirat bazu tj. podesit iste feature ko u primjeru</text:p>
        <text:p text:style-name="P67"/>
        <text:p text:style-name="P80">3. trenirat mrežu</text:p>
        <text:p text:style-name="P80">4. dobit rezultate - javit mentoru</text:p>
        <text:p text:style-name="P80"/>
        <text:p text:style-name="P80">5. integrirat sa Sphinxom vjerojatno <text:span text:style-name="T40">ili nešto brutalnije gdje sam radim prepoznavanje riječi</text:span></text:p>
        <text:p text:style-name="P80"/>
        <text:p text:style-name="P86">18.5.2015</text:p>
        <text:p text:style-name="P86"/>
        <text:p text:style-name="P86">- <text:span text:style-name="T48">preletio openSMILE-book, nisam siguran dal da rev-engam htk featureove ili ne</text:span></text:p>
        <text:p text:style-name="P87">- <text:span text:style-name="T49">pronjuskao http://practicalcryptography.com/miscellaneous/machine-learning/guide-mel-frequency-cepstral-coefficients-mfccs/</text:span></text:p>
        <text:p text:style-name="P88">- <text:span text:style-name="T49">sta tocno ovaj radi u currennt autoencoding example trebalo bi biti opisano u interesting/da/13wen.pdf (skinut sa http://mediatum.ub.tum.de/doc/1189715/1189715.pdf)</text:span></text:p>
        <text:p text:style-name="P87"><text:tab/>- <text:span text:style-name="T50">kaze da koristi 39 mfcc featurea, koji odgovaraju CHiME baseline feature-ima</text:span></text:p>
        <text:p text:style-name="P22"><text:soft-page-break/></text:p>
        <text:p text:style-name="P22"/>
        <text:p text:style-name="P23">- <text:span text:style-name="T51">15.5.2015 je objavljen novi CHiME challenge xD...</text:span></text:p>
        <text:p text:style-name="P89">http://spandh.dcs.shef.ac.uk/chime_challenge/</text:p>
        <text:p text:style-name="P89">http://spandh.dcs.shef.ac.uk/chime_challenge/overview.html</text:p>
        <text:p text:style-name="P23"/>
        <text:p text:style-name="P23">- <text:span text:style-name="T51">upute kako se radi testiranje na 2</text:span><text:span text:style-name="T53">nd</text:span><text:span text:style-name="T51"> challenge:</text:span></text:p>
        <text:p text:style-name="P23"/>
        <text:p text:style-name="P90">19.5.2015</text:p>
        <text:p text:style-name="P90">http://spandh.dcs.shef.ac.uk/chime_challenge/chime2013/chime2_task1.html#tools</text:p>
        <text:p text:style-name="P23"/>
        <text:p text:style-name="P90">grid corpus:</text:p>
        <text:p text:style-name="P90">http://spandh.dcs.shef.ac.uk/gridcorpus/</text:p>
        <text:p text:style-name="P90"/>
        <text:p text:style-name="P90">- počeo skidat CHiME 2<text:span text:style-name="T52">nd</text:span> korpus - <text:span text:style-name="T58">DONE, počeo skidat i 3</text:span><text:span text:style-name="T54">rd</text:span><text:span text:style-name="T58">, ali mi ne treba još ...</text:span></text:p>
        <text:p text:style-name="P90"/>
        <text:p text:style-name="P104"><text:span text:style-name="T65">If you are interested in participating, please </text:span><text:a xlink:type="simple" xlink:href="http://spandh.dcs.shef.ac.uk/chime_challenge/chime2013/contact.html">contact us</text:a><text:span text:style-name="T65"> so we can monitor interest and send you further updates about the challenge. If you eventually use the data in any published research please cite, </text:span></text:p>
        <text:list xml:id="list6742288342470388977" text:style-name="L1">
          <text:list-item>
            <text:p text:style-name="P129">Vincent, E., Barker, J., Watanabe, S., Le Roux, J., Nesta, F. and Matassoni, M. The second CHiME Speech Separation and Recognition Challenge: Datasets, tasks and baselines'' <text:span text:style-name="T64">In Proceedings of IEEE International Conference on Acoustics, Speech, and Signal Processing, ICASSP 2013</text:span>, Vancouver </text:p>
          </text:list-item>
          <text:list-item>
            <text:p text:style-name="P128">Barker, J.P., Vincent, E., Ma, N., Christensen, H. and Green, P.D. "The PASCAL CHiME Speech Separation and Recognition Challenge", <text:span text:style-name="T64">Computer Speech and Language</text:span>, 27:3 (2013) pages 621-633 </text:p>
          </text:list-item>
        </text:list>
        <text:p text:style-name="P33"/>
        <text:p text:style-name="P90"/>
        <text:p text:style-name="P90">- <text:span text:style-name="T55">treba skužit kako izračunat koji feature-i mi trebaju, tj. da su bar otprilike isti</text:span></text:p>
        <text:p text:style-name="P24"><text:tab/><text:span text:style-name="T56">čitam /mnt/data/Fer/diplomski/CHiME2/eval_tools_grid/README.pdf </text:span></text:p>
        <text:p text:style-name="P24"><text:tab/><text:span text:style-name="T56">i pokušavam skužit kako izračunat mfcc featuree</text:span></text:p>
        <text:p text:style-name="P78"><text:tab/>-<text:span text:style-name="T57">heureka! </text:span><text:s/><text:span text:style-name="T57">str. 5 <text:s/>“chapter 4 Recogniser details”</text:span></text:p>
        <text:p text:style-name="P25"/>
        <text:p text:style-name="P91">20.5.2015</text:p>
        <text:p text:style-name="P91"/>
        <text:p text:style-name="P91">Dakle feature vector jest:</text:p>
        <text:p text:style-name="P91">(12 MFCC koeficijenata, log frame E),</text:p>
        <text:p text:style-name="P91">+ delta za tih 13</text:p>
        <text:p text:style-name="P91">+ delta delta/ akceleracija za tih 13</text:p>
        <text:p text:style-name="P91">= 39</text:p>
        <text:p text:style-name="P91"/>
        <text:p text:style-name="P92">21.5.2015</text:p>
        <text:p text:style-name="P92"/>
        <text:p text:style-name="P93">Imaju već gotovi featuri, za fbank samo nešta izbacim <text:span text:style-name="T59">(bar mislim)</text:span></text:p>
        <text:p text:style-name="P93">Opensmile it is !</text:p>
        <text:p text:style-name="P93"/>
        <text:p text:style-name="P49">Danas počinjemo trenirat mrežu!!!</text:p>
        <text:p text:style-name="P93"/>
        <text:p text:style-name="P95"><text:soft-page-break/>25.5.2015</text:p>
        <text:p text:style-name="P95"/>
        <text:p text:style-name="P95">hm - opensmile generira <text:span text:style-name="T60">jedan po jedan</text:span>, ali onaj neki alat ih mora potr<text:span text:style-name="T60">p</text:span>at <text:span text:style-name="T60">u </text:span>.nc fajlove</text:p>
        <text:p text:style-name="P95"/>
        <text:p text:style-name="P97">alat za pakiranje : currennt/tools/README</text:p>
        <text:p text:style-name="P97"/>
        <text:p text:style-name="P97">- <text:span text:style-name="T67">skompajlirah htk i isprobah grid_eval_tools - radi</text:span></text:p>
        <text:p text:style-name="P97"/>
        <text:p text:style-name="P85">nc_packer</text:p>
        <text:p text:style-name="P108"><text:s/></text:p>
        <text:p text:style-name="P123"><text:s/>napisat komandu za generiranje jednog fajla .wav -&gt; .mfcc / .fbk (SMILExtract)</text:p>
        <text:p text:style-name="P113"/>
        <text:p text:style-name="P114"><text:tab/><text:span text:style-name="T66">izracun featurea za targete, i za sve ulaz, tj. paralelno izgenerirati mapping</text:span></text:p>
        <text:p text:style-name="P114"/>
        <text:p text:style-name="P115"><text:tab/><text:span text:style-name="T63">usporedit jel bar isto izgleda <text:s/>- &gt; DA!!! (mfcc_visualize3)</text:span></text:p>
        <text:p text:style-name="P114"><text:tab/></text:p>
        <text:p text:style-name="P116"><text:tab/><text:span text:style-name="T61">komanda za ubacivanje svega u jedan fajl (currennt/tools/htl2nc) (train_mfcc12eda.nc, test_mfcc12eda.nc, dev_mfcc12eda.nc)</text:span></text:p>
        <text:p text:style-name="P124"/>
        <text:p text:style-name="P117"><text:tab/>norm<text:span text:style-name="T62">a</text:span>lizirat <text:s/>sve sa mean i stddev od training seta (currennt/tools/nc-standardize <text:span text:style-name="T68">i nc-standardize-input</text:span>)</text:p>
        <text:p text:style-name="P110"/>
        <text:p text:style-name="P119"/>
        <text:p text:style-name="P112"><text:tab/>spakirat i training i test set <text:s/>(dev set koristim za testiranje u razvoju, a test set samo za finalnu evaluaciju)</text:p>
        <text:p text:style-name="P98"/>
        <text:p text:style-name="P98"><text:tab/><text:tab/><text:span text:style-name="T13">training -&gt; i inputi i outputi idu od id1 do id2 ... ! i know!!!</text:span></text:p>
        <text:p text:style-name="P98"/>
        <text:p text:style-name="P109"/>
        <text:p text:style-name="P118">iznad je DONE </text:p>
        <text:p text:style-name="P118"/>
        <text:p text:style-name="P118"/>
        <text:p text:style-name="P100">Install htk</text:p>
        <text:p text:style-name="P99"/>
        <text:p text:style-name="P121">sudo apt-get install libc6-dev-i386 <text:s/># <text:span text:style-name="T68">vjerojatno</text:span> ne treba</text:p>
        <text:p text:style-name="P121">sudo apt-get install libx11-dev</text:p>
        <text:p text:style-name="P121"/>
        <text:p text:style-name="P121">linux32 bash</text:p>
        <text:p text:style-name="P121">./configure --prefix="/mnt/data/Fer/diplomski/htk/htkinstall" </text:p>
        <text:p text:style-name="P121">make all</text:p>
        <text:p text:style-name="P121">make install</text:p>
        <text:p text:style-name="P96"/>
        <text:p text:style-name="P101">Generiranje dev baze</text:p>
        <text:p text:style-name="P101"/>
        <text:p text:style-name="P122">cd nc_packer</text:p>
        <text:p text:style-name="P121">./<text:span text:style-name="T69">generator.py<text:tab/><text:tab/># generira featuree</text:span></text:p>
        <text:p text:style-name="P121">./<text:span text:style-name="T69">packer.py <text:tab/><text:tab/># generira .nc fajl</text:span></text:p>
        <text:p text:style-name="P122">nc-standardize dev.nc - <text:s/>&gt; dev_means_stddevs.txt <text:s text:c="2"/># normalizira taj fajl i sprema mean i stddev</text:p>
        <text:p text:style-name="P125"/>
        <text:p text:style-name="P111"/>
        <text:p text:style-name="P111"/>
        <text:p text:style-name="P130"><text:soft-page-break/>26.5.2015</text:p>
        <text:p text:style-name="P120">trenirat mrezu <text:s/>-<text:span text:style-name="T70"> - <text:s/>00:15pokrenuto treniranje mreze</text:span></text:p>
        <text:p text:style-name="P132"><text:tab/>- krivo podesio parametre</text:p>
        <text:p text:style-name="P132">27.5.2015</text:p>
        <text:p text:style-name="P132"><text:s/><text:tab/>- overfitta nakon prve epohe xD, smanjio learning rate na 1e-6</text:p>
        <text:p text:style-name="P111"/>
        <text:p text:style-name="P132">28.5.2015</text:p>
        <text:p text:style-name="P132"/>
        <text:p text:style-name="P132"><text:tab/>- opet brzo overfitta</text:p>
        <text:p text:style-name="P132"/>
        <text:p text:style-name="P133"><text:tab/><text:span text:style-name="T72">saznah čemu služi validation set, http://www.researchgate.net/post/what_is_the_difference_between_validation_set_and_test_set</text:span></text:p>
        <text:p text:style-name="P134"/>
        <text:p text:style-name="P135"><text:tab/>prouč<text:span text:style-name="T74">io/podsjetio se</text:span> bootstrapping https://www.youtube.com/watch?v=5Lu1eTiX7qM</text:p>
        <text:p text:style-name="P135"><text:tab/>https://www.youtube.com/watch?v=6b3-0jIrYZM</text:p>
        <text:p text:style-name="P133"/>
        <text:p text:style-name="P134"><text:tab/>skinuh <text:span text:style-name="T75">i pročitah</text:span> http://cseweb.ucsd.edu/~elkan/250Bwinter2012/classifiereval.pdf u interesting/da</text:p>
        <text:p text:style-name="P135"><text:tab/> - <text:span text:style-name="T74">hm Nelder-Mead za odabir parametara</text:span></text:p>
        <text:p text:style-name="P135"/>
        <text:p text:style-name="P134"><text:tab/><text:span text:style-name="T73">Za validation set koristim development test set,</text:span></text:p>
        <text:p text:style-name="P136"><text:tab/>a test phase radim sa finalnim prepoznavanjem</text:p>
        <text:p text:style-name="P136"/>
        <text:p text:style-name="P136"><text:tab/>17000 sekvenci -&gt; ch. training set</text:p>
        <text:p text:style-name="P136"/>
        <text:p text:style-name="P136"><text:tab/>cca 3500 sekvenci -&gt; ch. development set <text:s/>- <text:span text:style-name="T76">validation set</text:span></text:p>
        <text:p text:style-name="P136"/>
        <text:p text:style-name="P136"><text:tab/>cca 3500 sekvenci -&gt; ch. test set - jedino je problem što nemam targete </text:p>
        <text:p text:style-name="P134"><text:tab/></text:p>
        <text:p text:style-name="P132"/>
        <text:p text:style-name="P142">29.5.2015</text:p>
        <text:p text:style-name="P142"/>
        <text:p text:style-name="P142"><text:tab/>- <text:span text:style-name="T79">sa lr = 1e-7 <text:s/>izgleda da ce nekako smisleno konvergirat, al treba vidjet dal to daje smislene <text:tab/>rezultate</text:span></text:p>
        <text:p text:style-name="P142"/>
        <text:p text:style-name="P143"><text:tab/><text:span text:style-name="T81">ukradoh python htk I/O http://my.fit.edu/~vkepuska/ece5526/SPHINX/SphinxTrain/python/sphinx/htkmfc.py</text:span></text:p>
        <text:p text:style-name="P137"/>
        <text:p text:style-name="P187">parser za izlaze od nc-standardize<text:span text:style-name="T16"> </text:span><text:span text:style-name="T21">nepotrebno</text:span></text:p>
        <text:p text:style-name="P187"><text:span text:style-name="T21"/></text:p>
        <text:p text:style-name="P185">normalizaciju napravit na validation i test setu sa <text:span text:style-name="T80">vrijednostima od training seta:</text:span></text:p>
        <text:p text:style-name="P191"/>
        <text:p text:style-name="P191">nc-standardize train.nc <text:s text:c="2"/># napravi normaliziraj train set</text:p>
        <text:p text:style-name="P191">nc-standardize validation.nc train.nc <text:s/># ucitaj mean i stddev vrijednosti i normaliziraj val. set</text:p>
        <text:p text:style-name="P151"/>
        <text:p text:style-name="P151"><text:tab/><text:span text:style-name="T82">pokrenuo treniranje sa novim validate setom, ispravno normaliziranim - pazi settingse se mora mijenjat u autosave fajlu</text:span></text:p>
        <text:p text:style-name="P151"/>
        <text:p text:style-name="P190">spakirat .nc sa test setom - <text:span text:style-name="T83">hack, ima iste inpute i outpute jer ova glupost ne zna drukčije to napravit</text:span></text:p>
        <text:p text:style-name="P151"/>
        <text:p text:style-name="P152"/>
        <text:p text:style-name="P188"><text:soft-page-break/>skripta za vizualiziranje htk.mfcc fajlova</text:p>
        <text:p text:style-name="P188"><text:tab/>- <text:span text:style-name="T84">učitat fajl i isprobat</text:span></text:p>
        <text:p text:style-name="P153"/>
        <text:p text:style-name="P154"><text:tab/>- <text:span text:style-name="T86">parseat i vrijednosti za means i stddevs i primjenit ih - koristit ćemo statistiku za ulazne <text:tab/>fajlove u default slučaju</text:span></text:p>
        <text:p text:style-name="P154"/>
        <text:p text:style-name="P189">- <text:span text:style-name="T85">napravit da uzima parametar sa komandne linije, da mogu samo double-klik,</text:span></text:p>
        <text:p text:style-name="P189"><text:tab/><text:span text:style-name="T87">+ parametar s kojim vrijednostima da normalizira</text:span></text:p>
        <text:p text:style-name="P184"><text:tab/><text:span text:style-name="T88">https://docs.python.org/2/howto/argparse.html#id1</text:span></text:p>
        <text:p text:style-name="P183"/>
        <text:p text:style-name="P161">1.6.2015</text:p>
        <text:p text:style-name="P161"/>
        <text:p text:style-name="P161"><text:tab/>- skinuo par zanimljivih stvari u /mnt/data/Posao/advanced fpga/ - nije direktno vezano</text:p>
        <text:p text:style-name="P161"/>
        <text:p text:style-name="P163"><text:tab/>- <text:span text:style-name="T92">slovenci fpga lstm http://www.midem-drustvo.si/Journal%20papers/MIDEM_43%282013%292p131.pdf</text:span></text:p>
        <text:p text:style-name="P161"/>
        <text:p text:style-name="P162"><text:tab/><text:span text:style-name="T91">pročitao http://karpathy.github.io/2015/05/21/rnn-effectiveness/</text:span></text:p>
        <text:p text:style-name="P182"/>
        <text:p text:style-name="P164">2.6.2015</text:p>
        <text:p text:style-name="P138"/>
        <text:p text:style-name="P138"><text:tab/>- <text:span text:style-name="T101">proučio ponovno rokove i pravila za diplomski rad :(</text:span></text:p>
        <text:p text:style-name="P166"/>
        <text:p text:style-name="P166"><text:tab/>- <text:span text:style-name="T102">napisao skicu rada, proučio još malo upute</text:span></text:p>
        <text:p text:style-name="P166"/>
        <text:p text:style-name="P166"><text:tab/>- <text:span text:style-name="T103">sad idemo radit dalje</text:span></text:p>
        <text:p text:style-name="P166"/>
        <text:p text:style-name="P167"><text:tab/>-<text:span text:style-name="T105">vjerojatno nezanimljivo: http://cse.iitkgp.ac.in/~psraja/FNNs%20,RNNs%20,LSTM%20and%20BLSTM.pdf</text:span></text:p>
        <text:p text:style-name="P167"/>
        <text:p text:style-name="P168"><text:tab/><text:span text:style-name="T106">usporedba brzine &gt; but this is interesting&gt; https://github.com/Lasagne/Lasagne/issues/17</text:span></text:p>
        <text:p text:style-name="P169"><text:tab/><text:span text:style-name="T106">pogotovo http://labrosa.ee.columbia.edu/hamr_ismir2014/proceedings/doku.php?id=lstm_benchmarks</text:span></text:p>
        <text:p text:style-name="P169"/>
        <text:p text:style-name="P169"/>
        <text:p text:style-name="P127">THE MUNICH FEATURE ENHANCEMENT APPROACH TO THE 2ND CHIME CHALLENGE</text:p>
        <text:p text:style-name="P126">USING BLSTM RECURRENT NEURAL NETWORKS</text:p>
        <text:p text:style-name="P171">skinut<text:span text:style-name="T108">o</text:span> sa&gt;</text:p>
        <text:p text:style-name="P170"><text:tab/><text:span text:style-name="T107">http://mediatum.ub.tum.de/doc/1189715/1189715.pdf </text:span></text:p>
        <text:p text:style-name="P172">spremljen<text:span text:style-name="T108">o</text:span> u interesting/da/chime_currennt_1189715.pdf</text:p>
        <text:p text:style-name="P138"/>
        <text:p text:style-name="P138"/>
        <text:p text:style-name="P186">- <text:span text:style-name="T77">složit evaluiranje na test setu -&gt; openSMILE ili CURRENNT - oboje bumo isprobali?</text:span></text:p>
        <text:p text:style-name="P192">CURRENNT kao ulaz uzima <text:span text:style-name="T104">samo .nc fajlove, openSMILE može bilo šta hm...</text:span></text:p>
        <text:p text:style-name="P139"><text:tab/>- <text:s/><text:span text:style-name="T111">/mnt/data/Fer/diplomski/training_currennt/speech_autoencoding_chime/test/test1/</text:span></text:p>
        <text:p text:style-name="P139"><text:tab/>- <text:span text:style-name="T111">nisam baš sretan s tim kako izlazni featurei izgledaju, šmrc...</text:span></text:p>
        <text:p text:style-name="P139"/>
        <text:p text:style-name="P139"/>
        <text:p text:style-name="P139"/>
        <text:p text:style-name="P139"/>
        <text:p text:style-name="P139"/>
        <text:p text:style-name="P139"/>
        <text:p text:style-name="P140"><text:soft-page-break/><text:tab/><text:span text:style-name="T109">izmjer</text:span><text:span text:style-name="T110">en </text:span><text:span text:style-name="T109">W</text:span><text:span text:style-name="T110">AR</text:span><text:span text:style-name="T109"> na test setu, </text:span><text:span text:style-name="T110">rezultati </text:span></text:p>
        <text:p text:style-name="P140"/>
        <text:p text:style-name="P173">test set baseline:</text:p>
        <text:p text:style-name="P173"/>
        <text:p text:style-name="P173">clean model</text:p>
        <text:p text:style-name="P173">acc = [</text:p>
        <text:p text:style-name="P173">% m6dB <text:s text:c="2"/>m3dB <text:s text:c="2"/>0dB <text:s text:c="3"/>3dB <text:s text:c="3"/>6dB <text:s text:c="3"/>9dB <text:s text:c="3"/></text:p>
        <text:p text:style-name="P173"><text:s text:c="2"/>10.58 <text:s/>11.17 <text:s/>13.33 <text:s/>17.75 <text:s/>21.17 <text:s/>24.42;</text:p>
        <text:p text:style-name="P173">];</text:p>
        <text:p text:style-name="P173"/>
        <text:p text:style-name="P173">reverberated model</text:p>
        <text:p text:style-name="P173">acc = [</text:p>
        <text:p text:style-name="P173">% m6dB <text:s text:c="2"/>m3dB <text:s text:c="2"/>0dB <text:s text:c="3"/>3dB <text:s text:c="3"/>6dB <text:s text:c="3"/>9dB <text:s text:c="3"/></text:p>
        <text:p text:style-name="P173"><text:s text:c="2"/>32.17 <text:s/>38.33 <text:s/>52.08 <text:s/>62.67 <text:s/>76.08 <text:s/>83.83;</text:p>
        <text:p text:style-name="P173">];</text:p>
        <text:p text:style-name="P173"/>
        <text:p text:style-name="P173">noisy model</text:p>
        <text:p text:style-name="P173">acc = [</text:p>
        <text:p text:style-name="P173">% m6dB <text:s text:c="2"/>m3dB <text:s text:c="2"/>0dB <text:s text:c="3"/>3dB <text:s text:c="3"/>6dB <text:s text:c="3"/>9dB <text:s text:c="3"/></text:p>
        <text:p text:style-name="P173"><text:s text:c="2"/>49.33 <text:s/>58.67 <text:s/>67.50 <text:s/>75.08 <text:s/>78.83 <text:s/>82.92;</text:p>
        <text:p text:style-name="P173">];</text:p>
        <text:p text:style-name="P173"/>
        <text:p text:style-name="P173">test set sa mojim FE:</text:p>
        <text:p text:style-name="P173"/>
        <text:p text:style-name="P173">clean model </text:p>
        <text:p text:style-name="P173">acc = [</text:p>
        <text:p text:style-name="P173">% m6dB <text:s text:c="2"/>m3dB <text:s text:c="2"/>0dB <text:s text:c="3"/>3dB <text:s text:c="3"/>6dB <text:s text:c="3"/>9dB <text:s text:c="3"/></text:p>
        <text:p text:style-name="P173"><text:s text:c="2"/>26.83 <text:s/>31.33 <text:s/>37.58 <text:s/>41.42 <text:s/>44.33 <text:s/>48.17;</text:p>
        <text:p text:style-name="P174">]; - <text:span text:style-name="T114">bolje</text:span></text:p>
        <text:p text:style-name="P140"/>
        <text:p text:style-name="P173">reverberated model</text:p>
        <text:p text:style-name="P173">acc = [</text:p>
        <text:p text:style-name="P173">% m6dB <text:s text:c="2"/>m3dB <text:s text:c="2"/>0dB <text:s text:c="3"/>3dB <text:s text:c="3"/>6dB <text:s text:c="3"/>9dB <text:s text:c="3"/></text:p>
        <text:p text:style-name="P173"><text:s text:c="2"/>15.67 <text:s/>17.42 <text:s/>18.50 <text:s/>18.08 <text:s/>21.08 <text:s/>21.58;</text:p>
        <text:p text:style-name="P173">]; - <text:span text:style-name="T114">lošije</text:span></text:p>
        <text:p text:style-name="P173"/>
        <text:p text:style-name="P173">noisy model</text:p>
        <text:p text:style-name="P173">acc = [</text:p>
        <text:p text:style-name="P173">% m6dB <text:s text:c="2"/>m3dB <text:s text:c="2"/>0dB <text:s text:c="3"/>3dB <text:s text:c="3"/>6dB <text:s text:c="3"/>9dB <text:s text:c="3"/></text:p>
        <text:p text:style-name="P173"><text:s text:c="2"/>9.08 <text:s/>11.08 <text:s/>9.42 <text:s/>9.50 <text:s/>8.08 <text:s/>8.17;</text:p>
        <text:p text:style-name="P174">]; - <text:span text:style-name="T114">lošije</text:span></text:p>
        <text:p text:style-name="P140"><text:span text:style-name="T109"/></text:p>
        <text:p text:style-name="P138"><text:tab/>- <text:span text:style-name="T113">greška (nadam se!) training targeti su clean a ne reverberated</text:span></text:p>
        <text:p text:style-name="P138"/>
        <text:p text:style-name="P141"><text:tab/><text:span text:style-name="T14">- provjerit dal su dobro izračunati meanovi i stddevovi</text:span><text:span text:style-name="T93"> - nađena greška</text:span></text:p>
        <text:p text:style-name="P138"/>
        <text:p text:style-name="P146"><text:span text:style-name="T93"><text:tab/></text:span><text:span text:style-name="T14">- isprobat kaj Florian kaže u mailu </text:span></text:p>
        <text:p text:style-name="P146"/>
        <text:p text:style-name="P147"><text:tab/><text:span text:style-name="T71">- ponovno izgenerirat training bazu i primjenit meanove, pa istrenirat mrežu</text:span></text:p>
        <text:p text:style-name="P146"/>
        <text:p text:style-name="P176"><text:tab/>- pročitao https://www.fer.unizg.hr/_download/repository/pravopisni_savjeti.pdf</text:p>
        <text:p text:style-name="P176"/>
        <text:p text:style-name="P177"><text:soft-page-break/>4.6.2015</text:p>
        <text:p text:style-name="P177"/>
        <text:p text:style-name="P177"><text:tab/>- mreža se trenira <text:span text:style-name="T118">i čini se da sad dobro ide</text:span></text:p>
        <text:p text:style-name="P155"/>
        <text:p text:style-name="P157"><text:tab/>- <text:span text:style-name="T117">pitao mentora koliko stranica i riječi treba napravit</text:span></text:p>
        <text:p text:style-name="P158"/>
        <text:p text:style-name="P178"><text:tab/>/mnt/data/Fer/diplomski/staro/seminar</text:p>
        <text:p text:style-name="P157"><text:tab/></text:p>
        <text:p text:style-name="P159"><text:tab/>- <text:span text:style-name="T116">krenuo pisat rad (markdown) - 400 riječi (- 180 zbog raznih gluposti)</text:span></text:p>
        <text:p text:style-name="P159"/>
        <text:p text:style-name="P160"><text:tab/>- <text:span text:style-name="T120">backupirao nc_packer i rad na github (za dalje samo “git push -u origin master”)</text:span></text:p>
        <text:p text:style-name="P160"/>
        <text:p text:style-name="P181">5.6.2015</text:p>
        <text:p text:style-name="P181"/>
        <text:p text:style-name="P181"><text:tab/>- kopam, vadim literaturu (legalnu i ilegalnu)</text:p>
        <text:p text:style-name="P181"><text:tab/>- zanimljiv thread https://www.reddit.com/r/MachineLearning/comments/32ihpe/ama_andrew_ng_and_adam_coates</text:p>
        <text:p text:style-name="P181"/>
        <text:p text:style-name="P181"/>
        <text:p text:style-name="P155"/>
        <text:p text:style-name="P155">TODO</text:p>
        <text:p text:style-name="P156"><text:tab/></text:p>
        <text:p text:style-name="P158"><text:tab/><text:span text:style-name="T78">- nacrtat lijepu slikicu za uvod sa signalom, spektrom, bukom, čistim sig., sig. smetrnje, <text:tab/>zašumljenim signalom, i pročišćenim signalom</text:span></text:p>
        <text:p text:style-name="P144"/>
        <text:p text:style-name="P149"><text:tab/></text:p>
        <text:p text:style-name="P149"><text:tab/>- <text:span text:style-name="T121">izmjerit točnost prepoznavanja za istreniranu mrežu</text:span></text:p>
        <text:p text:style-name="P149"/>
        <text:p text:style-name="P150"><text:tab/>- <text:span text:style-name="T121">izmjerit koliko procesorske snage koristi openSMILE ako mrežu primjenjuje in RT,</text:span></text:p>
        <text:p text:style-name="P150"><text:tab/><text:tab/><text:span text:style-name="T122">ili kako već, uglavnom koji mu je RT koeficijent</text:span></text:p>
        <text:p text:style-name="P150"/>
        <text:p text:style-name="P149"><text:span text:style-name="T16"><text:tab/>-</text:span><text:span text:style-name="T12"> </text:span><text:span text:style-name="T15">za dalje &gt; FBANK featurei, rasta-plp ? </text:span></text:p>
        <text:p text:style-name="P142"/>
        <text:p text:style-name="P142"><text:tab/>- <text:span text:style-name="T90">javit mentoru rezultate</text:span></text:p>
        <text:p text:style-name="P142"/>
        <text:p text:style-name="P142"><text:tab/>- <text:span text:style-name="T115">izmjerit real-time performanse</text:span></text:p>
        <text:p text:style-name="P142"/>
        <text:p text:style-name="P142"><text:tab/>- <text:span text:style-name="T89">live demo ? je li to uopće moguće xD - to zadnje</text:span></text:p>
        <text:p text:style-name="P142"><text:tab/>- <text:span text:style-name="T89">integracija sa sphinxom ? </text:span></text:p>
        <text:p text:style-name="P142"/>
        <text:p text:style-name="P145"><text:tab/>- <text:span text:style-name="T112">probat sa sphinxom izmjerit WER na ovom public data - overkill http://spandh.dcs.shef.ac.uk/chime_challenge/chime2013/chime2_task2.html</text:span></text:p>
        <text:p text:style-name="P145"/>
        <text:p text:style-name="P142"/>
        <text:p text:style-name="P142"/>
        <text:p text:style-name="P142"/>
        <text:p text:style-name="P165">Zadatak ukratko</text:p>
        <text:p text:style-name="P142">- <text:span text:style-name="T98">proučiti koji svi programski paketi postoje za rješavanje problema</text:span></text:p>
        <text:p text:style-name="P142">- <text:span text:style-name="T97">cilj vidjeti koliko se poboljšanje može dobiti kod prepoznavanja govora</text:span></text:p>
        <text:p text:style-name="P142"/>
        <text:p text:style-name="P142"><text:span text:style-name="T100">19</text:span>.6. - dovršit rad <text:span text:style-name="T95">(pisani dio) i poslat na kontrolu - bilo bi dobro min. 60 stranica, al bolje oko 80 i oko 10 000 - 15 000 riječi <text:s/>( 1 str je 250 - 350 riječi <text:s/>minus slike i praznine zbog formatiranja, po toj </text:span><text:soft-page-break/><text:span text:style-name="T95">računici je 12000 riječi minimalno 40 stranica, sa slikama i prazninama možda i 80)</text:span></text:p>
        <text:p text:style-name="P142"/>
        <text:p text:style-name="P179">23.6. - vjerojatno najkasnije za odnijet na uvez, <text:span text:style-name="T119">zbog neradnih dana</text:span></text:p>
        <text:p text:style-name="P142"/>
        <text:p text:style-name="P175">napisat sve, provjerit formating tj. kako treba biti uvezen rad </text:p>
        <text:p text:style-name="P175"/>
        <text:p text:style-name="P180">ispuniti na internetu formular i uploadat rad</text:p>
        <text:p text:style-name="P175"/>
        <text:p text:style-name="P148">30.6. (<text:span text:style-name="T94">utorak) do 14 h </text:span>- <text:span text:style-name="T94">r</text:span>ok za predaju <text:span text:style-name="T99">tiskanog rada (jedan - djelovođi, + paket prijave obrane diplomskog rada - predaje se u studentskoj službi)</text:span></text:p>
        <text:p text:style-name="P148"><text:span text:style-name="T99"><text:tab/><text:tab/><text:tab/><text:tab/>- skupa sa CD-om (ili CD na obrani ?)</text:span></text:p>
        <text:p text:style-name="P102"/>
        <text:p text:style-name="P102">- <text:span text:style-name="T96">u suprotnom prvi rok za diplomiranje 6.2.2016 i participacija 4200 kn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ans" svg:font-family="'Liberation Sans'"/>
    <style:font-face style:name="Liberation Serif1" svg:font-family="'Liberation Serif'"/>
    <style:font-face style:name="Times New Roman" svg:font-family="'Times New Roman'"/>
    <style:font-face style:name="sans-serif" svg:font-family="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Normal" style:class="text">
      <style:paragraph-properties fo:margin-top="0in" fo:margin-bottom="0.0972in" style:contextual-spacing="false" fo:line-height="120%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2" style:display-name="Contents 2" style:family="paragraph" style:parent-style-name="Normal" style:next-style-name="Normal" style:class="index">
      <style:paragraph-properties fo:margin-left="1in" fo:margin-right="0in" fo:text-indent="-0.3in" style:auto-text-indent="false"/>
    </style:style>
    <style:style style:name="Heading" style:family="paragraph" style:parent-style-name="Normal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fo:font-size="14pt"/>
    </style:style>
    <style:style style:name="Contents_20_1" style:display-name="Contents 1" style:family="paragraph" style:parent-style-name="Normal" style:next-style-name="Normal" style:class="index">
      <style:paragraph-properties fo:margin-left="0.5in" fo:margin-right="0in" fo:text-indent="-0.3in" style:auto-text-indent="false"/>
    </style:style>
    <style:style style:name="Caption" style:family="paragraph" style:parent-style-name="Normal" style:class="extra">
      <style:paragraph-properties fo:margin-top="0.0835in" fo:margin-bottom="0.0835in" style:contextual-spacing="false"/>
      <style:text-properties fo:font-size="12pt" fo:font-style="italic"/>
    </style:style>
    <style:style style:name="Contents_20_3" style:display-name="Contents 3" style:family="paragraph" style:parent-style-name="Normal" style:next-style-name="Normal" style:class="index">
      <style:paragraph-properties fo:margin-left="1.5in" fo:margin-right="0in" fo:text-indent="-0.3in" style:auto-text-indent="false"/>
    </style:style>
    <style:style style:name="Contents_20_4" style:display-name="Contents 4" style:family="paragraph" style:parent-style-name="Normal" style:next-style-name="Normal" style:class="index">
      <style:paragraph-properties fo:margin-left="2in" fo:margin-right="0in" fo:text-indent="-0.3in" style:auto-text-indent="false"/>
    </style:style>
    <style:style style:name="Normal" style:family="paragraph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creation-date>2015-03-24T12:35:31.536458291</meta:creation-date>
    <dc:date>2015-06-05T16:31:27.519601011</dc:date>
    <meta:editing-duration>P43DT3H37M42S</meta:editing-duration>
    <meta:editing-cycles>242</meta:editing-cycles>
    <meta:document-statistic meta:table-count="0" meta:image-count="1" meta:object-count="0" meta:page-count="13" meta:paragraph-count="361" meta:word-count="2213" meta:character-count="18902" meta:non-whitespace-character-count="16644"/>
  </office:meta>
</office:document-meta>
</file>